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Pictures/2000000E000000DF000000DFDB16D684671DD303.svm" manifest:media-type="image/x-svm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Pictures/2000000E000000DF000000DFDB16D684671DD303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6.79mm" svg:height="134.4mm" svg:x="72.16mm" svg:y="694.84mm">
            <draw:object draw:notify-on-update-of-ranges="Hoja1.A1:Hoja1.A98 Hoja1.B1:Hoja1.B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48" calcext:value-type="float">
            <text:p>0,9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04" calcext:value-type="float">
            <text:p>0,9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52" calcext:value-type="float">
            <text:p>0,7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04" calcext:value-type="float">
            <text:p>0,69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52" calcext:value-type="float">
            <text:p>0,6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6" calcext:value-type="float">
            <text:p>0,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48" calcext:value-type="float">
            <text:p>0,4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92" calcext:value-type="float">
            <text:p>0,3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944" calcext:value-type="float">
            <text:p>0,2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32" calcext:value-type="float">
            <text:p>0,3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8" calcext:value-type="float">
            <text:p>0,2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92" calcext:value-type="float">
            <text:p>0,25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36" calcext:value-type="float">
            <text:p>0,25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96" calcext:value-type="float">
            <text:p>0,2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16" calcext:value-type="float">
            <text:p>0,2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064" calcext:value-type="float">
            <text:p>0,20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64" calcext:value-type="float">
            <text:p>0,2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16" calcext:value-type="float">
            <text:p>0,16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92" calcext:value-type="float">
            <text:p>0,13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88" calcext:value-type="float">
            <text:p>0,14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832" calcext:value-type="float">
            <text:p>0,1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24" calcext:value-type="float">
            <text:p>0,16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64" calcext:value-type="float">
            <text:p>0,14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84" calcext:value-type="float">
            <text:p>0,1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48" calcext:value-type="float">
            <text:p>0,14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24" calcext:value-type="float">
            <text:p>0,14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24" calcext:value-type="float">
            <text:p>0,14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16" calcext:value-type="float">
            <text:p>0,12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96" calcext:value-type="float">
            <text:p>0,12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52" calcext:value-type="float">
            <text:p>0,1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24" calcext:value-type="float">
            <text:p>0,12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08" calcext:value-type="float">
            <text:p>0,12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152" calcext:value-type="float">
            <text:p>0,1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36" calcext:value-type="float">
            <text:p>0,11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48" calcext:value-type="float">
            <text:p>0,10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36" calcext:value-type="float">
            <text:p>0,11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32" calcext:value-type="float">
            <text:p>0,1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76" calcext:value-type="float">
            <text:p>0,0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984" calcext:value-type="float">
            <text:p>0,0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68" calcext:value-type="float">
            <text:p>0,0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52" calcext:value-type="float">
            <text:p>0,0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008" calcext:value-type="float">
            <text:p>0,1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12" calcext:value-type="float">
            <text:p>0,09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68" calcext:value-type="float">
            <text:p>0,0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912" calcext:value-type="float">
            <text:p>0,09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48" calcext:value-type="float">
            <text:p>0,08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952" calcext:value-type="float">
            <text:p>0,09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12" calcext:value-type="float">
            <text:p>0,09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96" calcext:value-type="float">
            <text:p>0,08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56" calcext:value-type="float">
            <text:p>0,08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48" calcext:value-type="float">
            <text:p>0,08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48" calcext:value-type="float">
            <text:p>0,08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04" calcext:value-type="float">
            <text:p>0,09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952" calcext:value-type="float">
            <text:p>0,0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72" calcext:value-type="float">
            <text:p>0,0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32" calcext:value-type="float">
            <text:p>0,0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96" calcext:value-type="float">
            <text:p>0,08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48" calcext:value-type="float">
            <text:p>0,08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84" calcext:value-type="float">
            <text:p>0,07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32" calcext:value-type="float">
            <text:p>0,08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16" calcext:value-type="float">
            <text:p>0,08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816" calcext:value-type="float">
            <text:p>0,08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84" calcext:value-type="float">
            <text:p>0,07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76" calcext:value-type="float">
            <text:p>0,07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44" calcext:value-type="float">
            <text:p>0,07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68" calcext:value-type="float">
            <text:p>0,0768</text:p>
          </table:table-cell>
        </table:table-row>
      </table:table>
      <table:table table:name="Hoja2" table:style-name="ta1">
        <table:shapes>
          <draw:frame draw:z-index="0" draw:style-name="gr1" draw:text-style-name="P1" svg:width="237.94mm" svg:height="133.03mm" svg:x="154.57mm" svg:y="52.8mm">
            <draw:object draw:notify-on-update-of-ranges="Hoja2.A1:Hoja2.A98 Hoja2.B1:Hoja2.B98 Hoja2.C1:Hoja2.C98 Hoja2.C1:Hoja2.C9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,495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3082" calcext:value-type="float">
            <text:p>0,3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2412" calcext:value-type="float">
            <text:p>0,2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2036" calcext:value-type="float">
            <text:p>0,2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1966" calcext:value-type="float">
            <text:p>0,1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1888" calcext:value-type="float">
            <text:p>0,18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1682" calcext:value-type="float">
            <text:p>0,1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1648" calcext:value-type="float">
            <text:p>0,16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1404" calcext:value-type="float">
            <text:p>0,14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1438" calcext:value-type="float">
            <text:p>0,1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1368" calcext:value-type="float">
            <text:p>0,1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1324" calcext:value-type="float">
            <text:p>0,1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1034" calcext:value-type="float">
            <text:p>0,1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1124" calcext:value-type="float">
            <text:p>0,11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962" calcext:value-type="float">
            <text:p>0,0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0988" calcext:value-type="float">
            <text:p>0,0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906" calcext:value-type="float">
            <text:p>0,0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974" calcext:value-type="float">
            <text:p>0,09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0872" calcext:value-type="float">
            <text:p>0,0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0774" calcext:value-type="float">
            <text:p>0,07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878" calcext:value-type="float">
            <text:p>0,08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688" calcext:value-type="float">
            <text:p>0,06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678" calcext:value-type="float">
            <text:p>0,06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0664" calcext:value-type="float">
            <text:p>0,06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0678" calcext:value-type="float">
            <text:p>0,06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0674" calcext:value-type="float">
            <text:p>0,06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614" calcext:value-type="float">
            <text:p>0,0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584" calcext:value-type="float">
            <text:p>0,0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588" calcext:value-type="float">
            <text:p>0,05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0564" calcext:value-type="float">
            <text:p>0,05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46" calcext:value-type="float">
            <text:p>0,0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0512" calcext:value-type="float">
            <text:p>0,0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556" calcext:value-type="float">
            <text:p>0,0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456" calcext:value-type="float">
            <text:p>0,0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0438" calcext:value-type="float">
            <text:p>0,04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.0476" calcext:value-type="float">
            <text:p>0,04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.0468" calcext:value-type="float">
            <text:p>0,04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0422" calcext:value-type="float">
            <text:p>0,0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0406" calcext:value-type="float">
            <text:p>0,04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.0418" calcext:value-type="float">
            <text:p>0,04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0378" calcext:value-type="float">
            <text:p>0,03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366" calcext:value-type="float">
            <text:p>0,03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.0362" calcext:value-type="float">
            <text:p>0,03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376" calcext:value-type="float">
            <text:p>0,03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.0376" calcext:value-type="float">
            <text:p>0,0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0378" calcext:value-type="float">
            <text:p>0,03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.0352" calcext:value-type="float">
            <text:p>0,03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0344" calcext:value-type="float">
            <text:p>0,03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.0334" calcext:value-type="float">
            <text:p>0,03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0332" calcext:value-type="float">
            <text:p>0,03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.0328" calcext:value-type="float">
            <text:p>0,03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0326" calcext:value-type="float">
            <text:p>0,03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.0352" calcext:value-type="float">
            <text:p>0,03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.0326" calcext:value-type="float">
            <text:p>0,03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.0326" calcext:value-type="float">
            <text:p>0,03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.0332" calcext:value-type="float">
            <text:p>0,03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0316" calcext:value-type="float">
            <text:p>0,03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.0314" calcext:value-type="float">
            <text:p>0,03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.0296" calcext:value-type="float">
            <text:p>0,02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0308" calcext:value-type="float">
            <text:p>0,03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0274" calcext:value-type="float">
            <text:p>0,02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.0316" calcext:value-type="float">
            <text:p>0,03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.0282" calcext:value-type="float">
            <text:p>0,02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.0306" calcext:value-type="float">
            <text:p>0,03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.0264" calcext:value-type="float">
            <text:p>0,02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.0294" calcext:value-type="float">
            <text:p>0,0294</text:p>
          </table:table-cell>
        </table:table-row>
      </table:table>
      <table:table table:name="Hoja3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64" calcext:value-type="float">
            <text:p>0,9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8" calcext:value-type="float">
            <text:p>0,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92" calcext:value-type="float">
            <text:p>0,7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72" calcext:value-type="float">
            <text:p>0,6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16" calcext:value-type="float">
            <text:p>0,5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76" calcext:value-type="float">
            <text:p>0,4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68" calcext:value-type="float">
            <text:p>0,4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92" calcext:value-type="float">
            <text:p>0,3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72" calcext:value-type="float">
            <text:p>0,3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36" calcext:value-type="float">
            <text:p>0,2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92" calcext:value-type="float">
            <text:p>0,2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96" calcext:value-type="float">
            <text:p>0,28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36" calcext:value-type="float">
            <text:p>0,25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28" calcext:value-type="float">
            <text:p>0,1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008" calcext:value-type="float">
            <text:p>0,2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76" calcext:value-type="float">
            <text:p>0,1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28" calcext:value-type="float">
            <text:p>0,1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32" calcext:value-type="float">
            <text:p>0,18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72" calcext:value-type="float">
            <text:p>0,16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72" calcext:value-type="float">
            <text:p>0,14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68" calcext:value-type="float">
            <text:p>0,13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56" calcext:value-type="float">
            <text:p>0,1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,156</text:p>
          </table:table-cell>
        </table:table-row>
      </table:table>
      <table:table table:name="Hoja7" table:style-name="ta1">
        <table:shapes>
          <draw:frame draw:z-index="0" draw:style-name="gr1" draw:text-style-name="P1" svg:width="276.15mm" svg:height="183.4mm" svg:x="91.35mm" svg:y="177.15mm">
            <draw:object draw:notify-on-update-of-ranges="Hoja7.A1:Hoja7.A59 Hoja7.B1:Hoja7.B59 Hoja7.A1:Hoja7.A59 Hoja7.C1:Hoja7.C59 Hoja7.A1:Hoja7.A59 Hoja7.D1:Hoja7.D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5625" calcext:value-type="float">
            <text:p>0,995625</text:p>
          </table:table-cell>
          <table:table-cell office:value-type="float" office:value="1" calcext:value-type="float">
            <text:p>1</text:p>
          </table:table-cell>
          <table:table-cell office:value-type="float" office:value="0.4864" calcext:value-type="float">
            <text:p>0,4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375" calcext:value-type="float">
            <text:p>0,93375</text:p>
          </table:table-cell>
          <table:table-cell office:value-type="float" office:value="0.9576" calcext:value-type="float">
            <text:p>0,9576</text:p>
          </table:table-cell>
          <table:table-cell office:value-type="float" office:value="0.2752" calcext:value-type="float">
            <text:p>0,2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25" calcext:value-type="float">
            <text:p>0,8725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2476" calcext:value-type="float">
            <text:p>0,2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2184" calcext:value-type="float">
            <text:p>0,2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25" calcext:value-type="float">
            <text:p>0,72625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2002" calcext:value-type="float">
            <text:p>0,2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3125" calcext:value-type="float">
            <text:p>0,643125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2066" calcext:value-type="float">
            <text:p>0,2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875" calcext:value-type="float">
            <text:p>0,59875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1782" calcext:value-type="float">
            <text:p>0,17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5" calcext:value-type="float">
            <text:p>0,505</text:p>
          </table:table-cell>
          <table:table-cell office:value-type="float" office:value="0.5272" calcext:value-type="float">
            <text:p>0,5272</text:p>
          </table:table-cell>
          <table:table-cell office:value-type="float" office:value="0.1792" calcext:value-type="float">
            <text:p>0,1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5625" calcext:value-type="float">
            <text:p>0,485625</text:p>
          </table:table-cell>
          <table:table-cell office:value-type="float" office:value="0.4344" calcext:value-type="float">
            <text:p>0,4344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0625" calcext:value-type="float">
            <text:p>0,450625</text:p>
          </table:table-cell>
          <table:table-cell office:value-type="float" office:value="0.38" calcext:value-type="float">
            <text:p>0,38</text:p>
          </table:table-cell>
          <table:table-cell office:value-type="float" office:value="0.1648" calcext:value-type="float">
            <text:p>0,1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float" office:value="0.3768" calcext:value-type="float">
            <text:p>0,3768</text:p>
          </table:table-cell>
          <table:table-cell office:value-type="float" office:value="0.1334" calcext:value-type="float">
            <text:p>0,1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9375" calcext:value-type="float">
            <text:p>0,349375</text:p>
          </table:table-cell>
          <table:table-cell office:value-type="float" office:value="0.3472" calcext:value-type="float">
            <text:p>0,3472</text:p>
          </table:table-cell>
          <table:table-cell office:value-type="float" office:value="0.1518" calcext:value-type="float">
            <text:p>0,1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6875" calcext:value-type="float">
            <text:p>0,326875</text:p>
          </table:table-cell>
          <table:table-cell office:value-type="float" office:value="0.3128" calcext:value-type="float">
            <text:p>0,3128</text:p>
          </table:table-cell>
          <table:table-cell office:value-type="float" office:value="0.1282" calcext:value-type="float">
            <text:p>0,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625" calcext:value-type="float">
            <text:p>0,32625</text:p>
          </table:table-cell>
          <table:table-cell office:value-type="float" office:value="0.3232" calcext:value-type="float">
            <text:p>0,3232</text:p>
          </table:table-cell>
          <table:table-cell office:value-type="float" office:value="0.1234" calcext:value-type="float">
            <text:p>0,1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9375" calcext:value-type="float">
            <text:p>0,319375</text:p>
          </table:table-cell>
          <table:table-cell office:value-type="float" office:value="0.2744" calcext:value-type="float">
            <text:p>0,2744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125" calcext:value-type="float">
            <text:p>0,28125</text:p>
          </table:table-cell>
          <table:table-cell office:value-type="float" office:value="0.2232" calcext:value-type="float">
            <text:p>0,2232</text:p>
          </table:table-cell>
          <table:table-cell office:value-type="float" office:value="0.1118" calcext:value-type="float">
            <text:p>0,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5" calcext:value-type="float">
            <text:p>0,265</text:p>
          </table:table-cell>
          <table:table-cell office:value-type="float" office:value="0.2368" calcext:value-type="float">
            <text:p>0,2368</text:p>
          </table:table-cell>
          <table:table-cell office:value-type="float" office:value="0.1006" calcext:value-type="float">
            <text:p>0,1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125" calcext:value-type="float">
            <text:p>0,25125</text:p>
          </table:table-cell>
          <table:table-cell office:value-type="float" office:value="0.2288" calcext:value-type="float">
            <text:p>0,2288</text:p>
          </table:table-cell>
          <table:table-cell office:value-type="float" office:value="0.1036" calcext:value-type="float">
            <text:p>0,1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0625" calcext:value-type="float">
            <text:p>0,250625</text:p>
          </table:table-cell>
          <table:table-cell office:value-type="float" office:value="0.196" calcext:value-type="float">
            <text:p>0,196</text:p>
          </table:table-cell>
          <table:table-cell office:value-type="float" office:value="0.0954" calcext:value-type="float">
            <text:p>0,0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375" calcext:value-type="float">
            <text:p>0,25375</text:p>
          </table:table-cell>
          <table:table-cell office:value-type="float" office:value="0.2216" calcext:value-type="float">
            <text:p>0,2216</text:p>
          </table:table-cell>
          <table:table-cell office:value-type="float" office:value="0.0902" calcext:value-type="float">
            <text:p>0,0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4875" calcext:value-type="float">
            <text:p>0,24875</text:p>
          </table:table-cell>
          <table:table-cell office:value-type="float" office:value="0.1888" calcext:value-type="float">
            <text:p>0,1888</text:p>
          </table:table-cell>
          <table:table-cell office:value-type="float" office:value="0.0796" calcext:value-type="float">
            <text:p>0,0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5" calcext:value-type="float">
            <text:p>0,225</text:p>
          </table:table-cell>
          <table:table-cell office:value-type="float" office:value="0.176" calcext:value-type="float">
            <text:p>0,176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6875" calcext:value-type="float">
            <text:p>0,226875</text:p>
          </table:table-cell>
          <table:table-cell office:value-type="float" office:value="0.1736" calcext:value-type="float">
            <text:p>0,1736</text:p>
          </table:table-cell>
          <table:table-cell office:value-type="float" office:value="0.0798" calcext:value-type="float">
            <text:p>0,0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625" calcext:value-type="float">
            <text:p>0,20625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1875" calcext:value-type="float">
            <text:p>0,2018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664" calcext:value-type="float">
            <text:p>0,06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125" calcext:value-type="float">
            <text:p>0,19125</text:p>
          </table:table-cell>
          <table:table-cell office:value-type="float" office:value="0.16" calcext:value-type="float">
            <text:p>0,16</text:p>
          </table:table-cell>
          <table:table-cell office:value-type="float" office:value="0.0616" calcext:value-type="float">
            <text:p>0,06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4375" calcext:value-type="float">
            <text:p>0,184375</text:p>
          </table:table-cell>
          <table:table-cell office:value-type="float" office:value="0.1696" calcext:value-type="float">
            <text:p>0,1696</text:p>
          </table:table-cell>
          <table:table-cell office:value-type="float" office:value="0.0618" calcext:value-type="float">
            <text:p>0,0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4375" calcext:value-type="float">
            <text:p>0,184375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0604" calcext:value-type="float">
            <text:p>0,0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5625" calcext:value-type="float">
            <text:p>0,175625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0646" calcext:value-type="float">
            <text:p>0,0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125" calcext:value-type="float">
            <text:p>0,18125</text:p>
          </table:table-cell>
          <table:table-cell office:value-type="float" office:value="0.144" calcext:value-type="float">
            <text:p>0,144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0625" calcext:value-type="float">
            <text:p>0,170625</text:p>
          </table:table-cell>
          <table:table-cell office:value-type="float" office:value="0.1224" calcext:value-type="float">
            <text:p>0,1224</text:p>
          </table:table-cell>
          <table:table-cell office:value-type="float" office:value="0.0522" calcext:value-type="float">
            <text:p>0,05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1512" calcext:value-type="float">
            <text:p>0,1512</text:p>
          </table:table-cell>
          <table:table-cell office:value-type="float" office:value="0.0516" calcext:value-type="float">
            <text:p>0,05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4375" calcext:value-type="float">
            <text:p>0,164375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0526" calcext:value-type="float">
            <text:p>0,05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9375" calcext:value-type="float">
            <text:p>0,169375</text:p>
          </table:table-cell>
          <table:table-cell office:value-type="float" office:value="0.1336" calcext:value-type="float">
            <text:p>0,1336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128" calcext:value-type="float">
            <text:p>0,1128</text:p>
          </table:table-cell>
          <table:table-cell office:value-type="float" office:value="0.0528" calcext:value-type="float">
            <text:p>0,05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74375" calcext:value-type="float">
            <text:p>0,174375</text:p>
          </table:table-cell>
          <table:table-cell office:value-type="float" office:value="0.1224" calcext:value-type="float">
            <text:p>0,1224</text:p>
          </table:table-cell>
          <table:table-cell office:value-type="float" office:value="0.0498" calcext:value-type="float">
            <text:p>0,04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6125" calcext:value-type="float">
            <text:p>0,16125</text:p>
          </table:table-cell>
          <table:table-cell office:value-type="float" office:value="0.1352" calcext:value-type="float">
            <text:p>0,1352</text:p>
          </table:table-cell>
          <table:table-cell office:value-type="float" office:value="0.0462" calcext:value-type="float">
            <text:p>0,0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4375" calcext:value-type="float">
            <text:p>0,164375</text:p>
          </table:table-cell>
          <table:table-cell office:value-type="float" office:value="0.1224" calcext:value-type="float">
            <text:p>0,1224</text:p>
          </table:table-cell>
          <table:table-cell office:value-type="float" office:value="0.0472" calcext:value-type="float">
            <text:p>0,0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60625" calcext:value-type="float">
            <text:p>0,160625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61875" calcext:value-type="float">
            <text:p>0,161875</text:p>
          </table:table-cell>
          <table:table-cell office:value-type="float" office:value="0.12" calcext:value-type="float">
            <text:p>0,12</text:p>
          </table:table-cell>
          <table:table-cell office:value-type="float" office:value="0.0442" calcext:value-type="float">
            <text:p>0,04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8125" calcext:value-type="float">
            <text:p>0,148125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56875" calcext:value-type="float">
            <text:p>0,156875</text:p>
          </table:table-cell>
          <table:table-cell office:value-type="float" office:value="0.1168" calcext:value-type="float">
            <text:p>0,1168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9375" calcext:value-type="float">
            <text:p>0,149375</text:p>
          </table:table-cell>
          <table:table-cell office:value-type="float" office:value="0.1024" calcext:value-type="float">
            <text:p>0,1024</text:p>
          </table:table-cell>
          <table:table-cell office:value-type="float" office:value="0.0434" calcext:value-type="float">
            <text:p>0,0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12" calcext:value-type="float">
            <text:p>0,112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48125" calcext:value-type="float">
            <text:p>0,148125</text:p>
          </table:table-cell>
          <table:table-cell office:value-type="float" office:value="0.1168" calcext:value-type="float">
            <text:p>0,1168</text:p>
          </table:table-cell>
          <table:table-cell office:value-type="float" office:value="0.0394" calcext:value-type="float">
            <text:p>0,03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9375" calcext:value-type="float">
            <text:p>0,139375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375" calcext:value-type="float">
            <text:p>0,14375</text:p>
          </table:table-cell>
          <table:table-cell office:value-type="float" office:value="0.104" calcext:value-type="float">
            <text:p>0,104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6875" calcext:value-type="float">
            <text:p>0,146875</text:p>
          </table:table-cell>
          <table:table-cell office:value-type="float" office:value="0.0944" calcext:value-type="float">
            <text:p>0,094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45" calcext:value-type="float">
            <text:p>0,145</text:p>
          </table:table-cell>
          <table:table-cell office:value-type="float" office:value="0.1064" calcext:value-type="float">
            <text:p>0,1064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4375" calcext:value-type="float">
            <text:p>0,144375</text:p>
          </table:table-cell>
          <table:table-cell office:value-type="float" office:value="0.1072" calcext:value-type="float">
            <text:p>0,1072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9375" calcext:value-type="float">
            <text:p>0,129375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25" calcext:value-type="float">
            <text:p>0,1325</text:p>
          </table:table-cell>
          <table:table-cell office:value-type="float" office:value="0.112" calcext:value-type="float">
            <text:p>0,112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9375" calcext:value-type="float">
            <text:p>0,129375</text:p>
          </table:table-cell>
          <table:table-cell office:value-type="float" office:value="0.0984" calcext:value-type="float">
            <text:p>0,0984</text:p>
          </table:table-cell>
          <table:table-cell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6875" calcext:value-type="float">
            <text:p>0,126875</text:p>
          </table:table-cell>
          <table:table-cell office:value-type="float" office:value="0.108" calcext:value-type="float">
            <text:p>0,108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8125" calcext:value-type="float">
            <text:p>0,138125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0386" calcext:value-type="float">
            <text:p>0,03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8125" calcext:value-type="float">
            <text:p>0,128125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34375" calcext:value-type="float">
            <text:p>0,134375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3125" calcext:value-type="float">
            <text:p>0,123125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0368" calcext:value-type="float">
            <text:p>0,0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325" calcext:value-type="float">
            <text:p>0,1325</text:p>
          </table:table-cell>
          <table:table-cell office:value-type="float" office:value="0.096" calcext:value-type="float">
            <text:p>0,096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4375" calcext:value-type="float">
            <text:p>0,124375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1875" calcext:value-type="float">
            <text:p>0,121875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0334" calcext:value-type="float">
            <text:p>0,0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1875" calcext:value-type="float">
            <text:p>0,141875</text:p>
          </table:table-cell>
          <table:table-cell office:value-type="float" office:value="0.0952" calcext:value-type="float">
            <text:p>0,0952</text:p>
          </table:table-cell>
          <table:table-cell office:value-type="float" office:value="0.0366" calcext:value-type="float">
            <text:p>0,03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30625" calcext:value-type="float">
            <text:p>0,130625</text:p>
          </table:table-cell>
          <table:table-cell office:value-type="float" office:value="0.0928" calcext:value-type="float">
            <text:p>0,0928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9375" calcext:value-type="float">
            <text:p>0,129375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8125" calcext:value-type="float">
            <text:p>0,128125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31875" calcext:value-type="float">
            <text:p>0,131875</text:p>
          </table:table-cell>
          <table:table-cell office:value-type="float" office:value="0.092" calcext:value-type="float">
            <text:p>0,09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625" calcext:value-type="float">
            <text:p>0,12625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314" calcext:value-type="float">
            <text:p>0,03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3125" calcext:value-type="float">
            <text:p>0,123125</text:p>
          </table:table-cell>
          <table:table-cell office:value-type="float" office:value="0.084" calcext:value-type="float">
            <text:p>0,084</text:p>
          </table:table-cell>
          <table:table-cell office:value-type="float" office:value="0.0338" calcext:value-type="float">
            <text:p>0,03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1875" calcext:value-type="float">
            <text:p>0,11875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0328" calcext:value-type="float">
            <text:p>0,03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5" calcext:value-type="float">
            <text:p>0,115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5625" calcext:value-type="float">
            <text:p>0,125625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18125" calcext:value-type="float">
            <text:p>0,11812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1125" calcext:value-type="float">
            <text:p>0,11125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625" calcext:value-type="float">
            <text:p>0,13625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" calcext:value-type="float">
            <text:p>0,12</text:p>
          </table:table-cell>
          <table:table-cell office:value-type="float" office:value="0.084" calcext:value-type="float">
            <text:p>0,08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375" calcext:value-type="float">
            <text:p>0,12375</text:p>
          </table:table-cell>
          <table:table-cell office:value-type="float" office:value="0.092" calcext:value-type="float">
            <text:p>0,092</text:p>
          </table:table-cell>
          <table:table-cell office:value-type="float" office:value="0.0344" calcext:value-type="float">
            <text:p>0,0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5625" calcext:value-type="float">
            <text:p>0,115625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13125" calcext:value-type="float">
            <text:p>0,11312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324" calcext:value-type="float">
            <text:p>0,03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1375" calcext:value-type="float">
            <text:p>0,11375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0316" calcext:value-type="float">
            <text:p>0,0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15625" calcext:value-type="float">
            <text:p>0,115625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0864" calcext:value-type="float">
            <text:p>0,0864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6875" calcext:value-type="float">
            <text:p>0,116875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875" calcext:value-type="float">
            <text:p>0,11875</text:p>
          </table:table-cell>
          <table:table-cell office:value-type="float" office:value="0.084" calcext:value-type="float">
            <text:p>0,084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9375" calcext:value-type="float">
            <text:p>0,109375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1" calcext:value-type="float">
            <text:p>0,11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375" calcext:value-type="float">
            <text:p>0,11375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03125" calcext:value-type="float">
            <text:p>0,103125</text:p>
          </table:table-cell>
          <table:table-cell office:value-type="float" office:value="0.0768" calcext:value-type="float">
            <text:p>0,076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6875" calcext:value-type="float">
            <text:p>0,106875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625" calcext:value-type="float">
            <text:p>0,11625</text:p>
          </table:table-cell>
          <table:table-cell office:value-type="float" office:value="0.08" calcext:value-type="float">
            <text:p>0,08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0625" calcext:value-type="float">
            <text:p>0,110625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06875" calcext:value-type="float">
            <text:p>0,106875</text:p>
          </table:table-cell>
          <table:table-cell office:value-type="float" office:value="0.0792" calcext:value-type="float">
            <text:p>0,0792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6875" calcext:value-type="float">
            <text:p>0,106875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0752" calcext:value-type="float">
            <text:p>0,0752</text:p>
          </table:table-cell>
          <table:table-cell office:value-type="float" office:value="0.0314" calcext:value-type="float">
            <text:p>0,0314</text:p>
          </table:table-cell>
        </table:table-row>
      </table:table>
      <table:table table:name="Hoja6" table:style-name="ta1">
        <table:shapes>
          <draw:frame draw:z-index="0" draw:style-name="gr1" draw:text-style-name="P1" svg:width="271.28mm" svg:height="158.74mm" svg:x="46.2mm" svg:y="1.04mm">
            <draw:object draw:notify-on-update-of-ranges="Hoja6.A1:Hoja6.A98 Hoja6.B1:Hoja6.B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27" calcext:value-type="float">
            <text:p>0,4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61" calcext:value-type="float">
            <text:p>0,2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31" calcext:value-type="float">
            <text:p>0,2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82" calcext:value-type="float">
            <text:p>0,1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45" calcext:value-type="float">
            <text:p>0,17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4" calcext:value-type="float">
            <text:p>0,16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03" calcext:value-type="float">
            <text:p>0,1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04" calcext:value-type="float">
            <text:p>0,1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51" calcext:value-type="float">
            <text:p>0,13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82" calcext:value-type="float">
            <text:p>0,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65" calcext:value-type="float">
            <text:p>0,1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69" calcext:value-type="float">
            <text:p>0,1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31" calcext:value-type="float">
            <text:p>0,1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81" calcext:value-type="float">
            <text:p>0,1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23" calcext:value-type="float">
            <text:p>0,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83" calcext:value-type="float">
            <text:p>0,09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69" calcext:value-type="float">
            <text:p>0,08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65" calcext:value-type="float">
            <text:p>0,0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25" calcext:value-type="float">
            <text:p>0,0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62" calcext:value-type="float">
            <text:p>0,0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93" calcext:value-type="float">
            <text:p>0,06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56" calcext:value-type="float">
            <text:p>0,06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63" calcext:value-type="float">
            <text:p>0,06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29" calcext:value-type="float">
            <text:p>0,06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17" calcext:value-type="float">
            <text:p>0,06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75" calcext:value-type="float">
            <text:p>0,05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1" calcext:value-type="float">
            <text:p>0,0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08" calcext:value-type="float">
            <text:p>0,05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8" calcext:value-type="float">
            <text:p>0,05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31" calcext:value-type="float">
            <text:p>0,05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08" calcext:value-type="float">
            <text:p>0,05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74" calcext:value-type="float">
            <text:p>0,0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09" calcext:value-type="float">
            <text:p>0,05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64" calcext:value-type="float">
            <text:p>0,04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44" calcext:value-type="float">
            <text:p>0,0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81" calcext:value-type="float">
            <text:p>0,04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53" calcext:value-type="float">
            <text:p>0,04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21" calcext:value-type="float">
            <text:p>0,04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36" calcext:value-type="float">
            <text:p>0,04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28" calcext:value-type="float">
            <text:p>0,04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39" calcext:value-type="float">
            <text:p>0,04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48" calcext:value-type="float">
            <text:p>0,04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7" calcext:value-type="float">
            <text:p>0,03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88" calcext:value-type="float">
            <text:p>0,0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1" calcext:value-type="float">
            <text:p>0,03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98" calcext:value-type="float">
            <text:p>0,03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96" calcext:value-type="float">
            <text:p>0,03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57" calcext:value-type="float">
            <text:p>0,03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5" calcext:value-type="float">
            <text:p>0,03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68" calcext:value-type="float">
            <text:p>0,03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2" calcext:value-type="float">
            <text:p>0,03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59" calcext:value-type="float">
            <text:p>0,03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52" calcext:value-type="float">
            <text:p>0,03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55" calcext:value-type="float">
            <text:p>0,03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45" calcext:value-type="float">
            <text:p>0,03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24" calcext:value-type="float">
            <text:p>0,03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41" calcext:value-type="float">
            <text:p>0,03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28" calcext:value-type="float">
            <text:p>0,0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5" calcext:value-type="float">
            <text:p>0,03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47" calcext:value-type="float">
            <text:p>0,03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14" calcext:value-type="float">
            <text:p>0,03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18" calcext:value-type="float">
            <text:p>0,03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25" calcext:value-type="float">
            <text:p>0,03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1" calcext:value-type="float">
            <text:p>0,03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09" calcext:value-type="float">
            <text:p>0,03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17" calcext:value-type="float">
            <text:p>0,03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3" calcext:value-type="float">
            <text:p>0,03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07" calcext:value-type="float">
            <text:p>0,03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15" calcext:value-type="float">
            <text:p>0,03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96" calcext:value-type="float">
            <text:p>0,0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92" calcext:value-type="float">
            <text:p>0,02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98" calcext:value-type="float">
            <text:p>0,02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13" calcext:value-type="float">
            <text:p>0,03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98" calcext:value-type="float">
            <text:p>0,02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8" calcext:value-type="float">
            <text:p>0,02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78" calcext:value-type="float">
            <text:p>0,02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79" calcext:value-type="float">
            <text:p>0,02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87" calcext:value-type="float">
            <text:p>0,02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75" calcext:value-type="float">
            <text:p>0,0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68" calcext:value-type="float">
            <text:p>0,02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76" calcext:value-type="float">
            <text:p>0,02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8" calcext:value-type="float">
            <text:p>0,0278</text:p>
          </table:table-cell>
        </table:table-row>
      </table:table>
      <table:table table:name="Hoja4" table:style-name="ta1">
        <table:shapes>
          <draw:frame draw:z-index="0" draw:style-name="gr1" draw:text-style-name="P1" svg:width="205.98mm" svg:height="115.67mm" svg:x="86.49mm" svg:y="41.33mm">
            <draw:object draw:notify-on-update-of-ranges="Hoja4.A1:Hoja4.A98 Hoja4.B1:Hoja4.B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76" calcext:value-type="float">
            <text:p>0,9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32" calcext:value-type="float">
            <text:p>0,9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52" calcext:value-type="float">
            <text:p>0,8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52" calcext:value-type="float">
            <text:p>0,7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84" calcext:value-type="float">
            <text:p>0,6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72" calcext:value-type="float">
            <text:p>0,6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72" calcext:value-type="float">
            <text:p>0,5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44" calcext:value-type="float">
            <text:p>0,4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68" calcext:value-type="float">
            <text:p>0,3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72" calcext:value-type="float">
            <text:p>0,3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28" calcext:value-type="float">
            <text:p>0,3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32" calcext:value-type="float">
            <text:p>0,3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44" calcext:value-type="float">
            <text:p>0,2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32" calcext:value-type="float">
            <text:p>0,22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68" calcext:value-type="float">
            <text:p>0,2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88" calcext:value-type="float">
            <text:p>0,2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216" calcext:value-type="float">
            <text:p>0,2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36" calcext:value-type="float">
            <text:p>0,17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64" calcext:value-type="float">
            <text:p>0,16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52" calcext:value-type="float">
            <text:p>0,1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96" calcext:value-type="float">
            <text:p>0,16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552" calcext:value-type="float">
            <text:p>0,15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84" calcext:value-type="float">
            <text:p>0,13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88" calcext:value-type="float">
            <text:p>0,1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224" calcext:value-type="float">
            <text:p>0,12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12" calcext:value-type="float">
            <text:p>0,1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88" calcext:value-type="float">
            <text:p>0,1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6" calcext:value-type="float">
            <text:p>0,1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28" calcext:value-type="float">
            <text:p>0,11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24" calcext:value-type="float">
            <text:p>0,12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352" calcext:value-type="float">
            <text:p>0,13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24" calcext:value-type="float">
            <text:p>0,12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44" calcext:value-type="float">
            <text:p>0,11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04" calcext:value-type="float">
            <text:p>0,11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168" calcext:value-type="float">
            <text:p>0,1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24" calcext:value-type="float">
            <text:p>0,10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168" calcext:value-type="float">
            <text:p>0,11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44" calcext:value-type="float">
            <text:p>0,09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64" calcext:value-type="float">
            <text:p>0,1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072" calcext:value-type="float">
            <text:p>0,10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16" calcext:value-type="float">
            <text:p>0,1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84" calcext:value-type="float">
            <text:p>0,09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992" calcext:value-type="float">
            <text:p>0,09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92" calcext:value-type="float">
            <text:p>0,09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92" calcext:value-type="float">
            <text:p>0,09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952" calcext:value-type="float">
            <text:p>0,09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28" calcext:value-type="float">
            <text:p>0,09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32" calcext:value-type="float">
            <text:p>0,08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36" calcext:value-type="float">
            <text:p>0,09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72" calcext:value-type="float">
            <text:p>0,08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888" calcext:value-type="float">
            <text:p>0,08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904" calcext:value-type="float">
            <text:p>0,09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96" calcext:value-type="float">
            <text:p>0,08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96" calcext:value-type="float">
            <text:p>0,08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72" calcext:value-type="float">
            <text:p>0,08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64" calcext:value-type="float">
            <text:p>0,08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16" calcext:value-type="float">
            <text:p>0,08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56" calcext:value-type="float">
            <text:p>0,08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76" calcext:value-type="float">
            <text:p>0,07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24" calcext:value-type="float">
            <text:p>0,08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68" calcext:value-type="float">
            <text:p>0,07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896" calcext:value-type="float">
            <text:p>0,08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16" calcext:value-type="float">
            <text:p>0,08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92" calcext:value-type="float">
            <text:p>0,07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16" calcext:value-type="float">
            <text:p>0,08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52" calcext:value-type="float">
            <text:p>0,0752</text:p>
          </table:table-cell>
        </table:table-row>
      </table:table>
      <table:table table:name="Hoja5" table:style-name="ta1">
        <table:shapes>
          <draw:frame draw:z-index="0" draw:style-name="gr1" draw:text-style-name="P1" svg:width="291.42mm" svg:height="162.56mm" svg:x="46.2mm" svg:y="1.04mm">
            <draw:object draw:notify-on-update-of-ranges="Hoja5.A1:Hoja5.A98 Hoja5.B1:Hoja5.B9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64" calcext:value-type="float">
            <text:p>0,4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52" calcext:value-type="float">
            <text:p>0,2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76" calcext:value-type="float">
            <text:p>0,2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84" calcext:value-type="float">
            <text:p>0,2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02" calcext:value-type="float">
            <text:p>0,2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66" calcext:value-type="float">
            <text:p>0,2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82" calcext:value-type="float">
            <text:p>0,17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92" calcext:value-type="float">
            <text:p>0,1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48" calcext:value-type="float">
            <text:p>0,1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" calcext:value-type="float">
            <text:p>0,1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18" calcext:value-type="float">
            <text:p>0,1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82" calcext:value-type="float">
            <text:p>0,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34" calcext:value-type="float">
            <text:p>0,1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18" calcext:value-type="float">
            <text:p>0,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06" calcext:value-type="float">
            <text:p>0,1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36" calcext:value-type="float">
            <text:p>0,1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54" calcext:value-type="float">
            <text:p>0,0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02" calcext:value-type="float">
            <text:p>0,0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96" calcext:value-type="float">
            <text:p>0,0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98" calcext:value-type="float">
            <text:p>0,0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64" calcext:value-type="float">
            <text:p>0,06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16" calcext:value-type="float">
            <text:p>0,06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18" calcext:value-type="float">
            <text:p>0,0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4" calcext:value-type="float">
            <text:p>0,0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46" calcext:value-type="float">
            <text:p>0,0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22" calcext:value-type="float">
            <text:p>0,05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" calcext:value-type="float">
            <text:p>0,05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26" calcext:value-type="float">
            <text:p>0,05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28" calcext:value-type="float">
            <text:p>0,05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98" calcext:value-type="float">
            <text:p>0,04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62" calcext:value-type="float">
            <text:p>0,0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72" calcext:value-type="float">
            <text:p>0,0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42" calcext:value-type="float">
            <text:p>0,04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34" calcext:value-type="float">
            <text:p>0,0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94" calcext:value-type="float">
            <text:p>0,03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6" calcext:value-type="float">
            <text:p>0,03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68" calcext:value-type="float">
            <text:p>0,0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34" calcext:value-type="float">
            <text:p>0,0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66" calcext:value-type="float">
            <text:p>0,03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14" calcext:value-type="float">
            <text:p>0,03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38" calcext:value-type="float">
            <text:p>0,03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28" calcext:value-type="float">
            <text:p>0,03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4" calcext:value-type="float">
            <text:p>0,0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24" calcext:value-type="float">
            <text:p>0,03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16" calcext:value-type="float">
            <text:p>0,0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14" calcext:value-type="float">
            <text:p>0,0314</text:p>
          </table:table-cell>
        </table:table-row>
      </table:table>
      <table:table table:name="Hoja8" table:style-name="ta1">
        <table:shapes>
          <draw:frame draw:z-index="0" draw:style-name="gr1" draw:text-style-name="P1" svg:width="159.78mm" svg:height="89.96mm" svg:x="153.88mm" svg:y="64.26mm">
            <draw:object draw:notify-on-update-of-ranges="Hoja8.A1:Hoja8.A24 Hoja8.B1:Hoja8.B24 Hoja8.A1:Hoja8.A24 Hoja8.C1:Hoja8.C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" calcext:value-type="float">
            <text:p>0,992</text:p>
          </table:table-cell>
          <table:table-cell office:value-type="float" office:value="0.4864" calcext:value-type="float">
            <text:p>0,4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72" calcext:value-type="float">
            <text:p>0,9772</text:p>
          </table:table-cell>
          <table:table-cell office:value-type="float" office:value="0.2752" calcext:value-type="float">
            <text:p>0,2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36" calcext:value-type="float">
            <text:p>0,9236</text:p>
          </table:table-cell>
          <table:table-cell office:value-type="float" office:value="0.2476" calcext:value-type="float">
            <text:p>0,2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2184" calcext:value-type="float">
            <text:p>0,2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36" calcext:value-type="float">
            <text:p>0,7636</text:p>
          </table:table-cell>
          <table:table-cell office:value-type="float" office:value="0.2002" calcext:value-type="float">
            <text:p>0,2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36" calcext:value-type="float">
            <text:p>0,6636</text:p>
          </table:table-cell>
          <table:table-cell office:value-type="float" office:value="0.2066" calcext:value-type="float">
            <text:p>0,20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,61</text:p>
          </table:table-cell>
          <table:table-cell office:value-type="float" office:value="0.1782" calcext:value-type="float">
            <text:p>0,17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" calcext:value-type="float">
            <text:p>0,572</text:p>
          </table:table-cell>
          <table:table-cell office:value-type="float" office:value="0.1792" calcext:value-type="float">
            <text:p>0,1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" calcext:value-type="float">
            <text:p>0,476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64" calcext:value-type="float">
            <text:p>0,4264</text:p>
          </table:table-cell>
          <table:table-cell office:value-type="float" office:value="0.1648" calcext:value-type="float">
            <text:p>0,1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68" calcext:value-type="float">
            <text:p>0,3668</text:p>
          </table:table-cell>
          <table:table-cell office:value-type="float" office:value="0.1334" calcext:value-type="float">
            <text:p>0,1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6" calcext:value-type="float">
            <text:p>0,366</text:p>
          </table:table-cell>
          <table:table-cell office:value-type="float" office:value="0.1518" calcext:value-type="float">
            <text:p>0,1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1282" calcext:value-type="float">
            <text:p>0,1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8" calcext:value-type="float">
            <text:p>0,278</text:p>
          </table:table-cell>
          <table:table-cell office:value-type="float" office:value="0.1234" calcext:value-type="float">
            <text:p>0,1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" calcext:value-type="float">
            <text:p>0,28</text:p>
          </table:table-cell>
          <table:table-cell office:value-type="float" office:value="0.112" calcext:value-type="float">
            <text:p>0,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12" calcext:value-type="float">
            <text:p>0,2412</text:p>
          </table:table-cell>
          <table:table-cell office:value-type="float" office:value="0.1118" calcext:value-type="float">
            <text:p>0,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92" calcext:value-type="float">
            <text:p>0,2292</text:p>
          </table:table-cell>
          <table:table-cell office:value-type="float" office:value="0.1006" calcext:value-type="float">
            <text:p>0,1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24" calcext:value-type="float">
            <text:p>0,2324</text:p>
          </table:table-cell>
          <table:table-cell office:value-type="float" office:value="0.1036" calcext:value-type="float">
            <text:p>0,10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56" calcext:value-type="float">
            <text:p>0,2056</text:p>
          </table:table-cell>
          <table:table-cell office:value-type="float" office:value="0.0954" calcext:value-type="float">
            <text:p>0,0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068" calcext:value-type="float">
            <text:p>0,2068</text:p>
          </table:table-cell>
          <table:table-cell office:value-type="float" office:value="0.0902" calcext:value-type="float">
            <text:p>0,0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68" calcext:value-type="float">
            <text:p>0,1868</text:p>
          </table:table-cell>
          <table:table-cell office:value-type="float" office:value="0.0796" calcext:value-type="float">
            <text:p>0,0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52" calcext:value-type="float">
            <text:p>0,1752</text:p>
          </table:table-cell>
          <table:table-cell office:value-type="float" office:value="0.0808" calcext:value-type="float">
            <text:p>0,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52" calcext:value-type="float">
            <text:p>0,1652</text:p>
          </table:table-cell>
          <table:table-cell office:value-type="float" office:value="0.0798" calcext:value-type="float">
            <text:p>0,0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56" calcext:value-type="float">
            <text:p>0,1656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0664" calcext:value-type="float">
            <text:p>0,06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0616" calcext:value-type="float">
            <text:p>0,06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24" calcext:value-type="float">
            <text:p>0,1524</text:p>
          </table:table-cell>
          <table:table-cell office:value-type="float" office:value="0.0618" calcext:value-type="float">
            <text:p>0,0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04" calcext:value-type="float">
            <text:p>0,1404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48" calcext:value-type="float">
            <text:p>0,1348</text:p>
          </table:table-cell>
          <table:table-cell office:value-type="float" office:value="0.0604" calcext:value-type="float">
            <text:p>0,0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0646" calcext:value-type="float">
            <text:p>0,0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6" calcext:value-type="float">
            <text:p>0,146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2" calcext:value-type="float">
            <text:p>0,142</text:p>
          </table:table-cell>
          <table:table-cell office:value-type="float" office:value="0.0522" calcext:value-type="float">
            <text:p>0,05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4" calcext:value-type="float">
            <text:p>0,134</text:p>
          </table:table-cell>
          <table:table-cell office:value-type="float" office:value="0.0516" calcext:value-type="float">
            <text:p>0,05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08" calcext:value-type="float">
            <text:p>0,1308</text:p>
          </table:table-cell>
          <table:table-cell office:value-type="float" office:value="0.0526" calcext:value-type="float">
            <text:p>0,05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12" calcext:value-type="float">
            <text:p>0,1312</text:p>
          </table:table-cell>
          <table:table-cell office:value-type="float" office:value="0.0524" calcext:value-type="float">
            <text:p>0,0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0528" calcext:value-type="float">
            <text:p>0,05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168" calcext:value-type="float">
            <text:p>0,1168</text:p>
          </table:table-cell>
          <table:table-cell office:value-type="float" office:value="0.0498" calcext:value-type="float">
            <text:p>0,04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16" calcext:value-type="float">
            <text:p>0,1116</text:p>
          </table:table-cell>
          <table:table-cell office:value-type="float" office:value="0.0462" calcext:value-type="float">
            <text:p>0,0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0472" calcext:value-type="float">
            <text:p>0,0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84" calcext:value-type="float">
            <text:p>0,1184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92" calcext:value-type="float">
            <text:p>0,1192</text:p>
          </table:table-cell>
          <table:table-cell office:value-type="float" office:value="0.0442" calcext:value-type="float">
            <text:p>0,04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156" calcext:value-type="float">
            <text:p>0,1156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0434" calcext:value-type="float">
            <text:p>0,0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04" calcext:value-type="float">
            <text:p>0,1104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14" calcext:value-type="float">
            <text:p>0,114</text:p>
          </table:table-cell>
          <table:table-cell office:value-type="float" office:value="0.0394" calcext:value-type="float">
            <text:p>0,03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68" calcext:value-type="float">
            <text:p>0,1068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2" calcext:value-type="float">
            <text:p>0,112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48" calcext:value-type="float">
            <text:p>0,1048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08" calcext:value-type="float">
            <text:p>0,1008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0412" calcext:value-type="float">
            <text:p>0,0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04" calcext:value-type="float">
            <text:p>0,1004</text:p>
          </table:table-cell>
          <table:table-cell office:value-type="float" office:value="0.0382" calcext:value-type="float">
            <text:p>0,03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24" calcext:value-type="float">
            <text:p>0,1024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98" calcext:value-type="float">
            <text:p>0,098</text:p>
          </table:table-cell>
          <table:table-cell office:value-type="float" office:value="0.0386" calcext:value-type="float">
            <text:p>0,03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44" calcext:value-type="float">
            <text:p>0,1044</text:p>
          </table:table-cell>
          <table:table-cell office:value-type="float" office:value="0.0368" calcext:value-type="float">
            <text:p>0,03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354" calcext:value-type="float">
            <text:p>0,03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334" calcext:value-type="float">
            <text:p>0,0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932" calcext:value-type="float">
            <text:p>0,0932</text:p>
          </table:table-cell>
          <table:table-cell office:value-type="float" office:value="0.0366" calcext:value-type="float">
            <text:p>0,03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364" calcext:value-type="float">
            <text:p>0,03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0322" calcext:value-type="float">
            <text:p>0,03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44" calcext:value-type="float">
            <text:p>0,0944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32" calcext:value-type="float">
            <text:p>0,0932</text:p>
          </table:table-cell>
          <table:table-cell office:value-type="float" office:value="0.0314" calcext:value-type="float">
            <text:p>0,03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0338" calcext:value-type="float">
            <text:p>0,03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328" calcext:value-type="float">
            <text:p>0,03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342" calcext:value-type="float">
            <text:p>0,03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6" calcext:value-type="float">
            <text:p>0,086</text:p>
          </table:table-cell>
          <table:table-cell office:value-type="float" office:value="0.0344" calcext:value-type="float">
            <text:p>0,0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4" calcext:value-type="float">
            <text:p>0,08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8" calcext:value-type="float">
            <text:p>0,088</text:p>
          </table:table-cell>
          <table:table-cell office:value-type="float" office:value="0.0324" calcext:value-type="float">
            <text:p>0,03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316" calcext:value-type="float">
            <text:p>0,0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92" calcext:value-type="float">
            <text:p>0,0792</text:p>
          </table:table-cell>
          <table:table-cell office:value-type="float" office:value="0.0284" calcext:value-type="float">
            <text:p>0,02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2" calcext:value-type="float">
            <text:p>0,082</text:p>
          </table:table-cell>
          <table:table-cell office:value-type="float" office:value="0.0312" calcext:value-type="float">
            <text:p>0,03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0294" calcext:value-type="float">
            <text:p>0,0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12" calcext:value-type="float">
            <text:p>0,0812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8" calcext:value-type="float">
            <text:p>0,08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0302" calcext:value-type="float">
            <text:p>0,0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32" calcext:value-type="float">
            <text:p>0,0832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96" calcext:value-type="float">
            <text:p>0,0796</text:p>
          </table:table-cell>
          <table:table-cell office:value-type="float" office:value="0.0304" calcext:value-type="float">
            <text:p>0,03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314" calcext:value-type="float">
            <text:p>0,0314</text:p>
          </table:table-cell>
        </table:table-row>
      </table:table>
      <table:table table:name="Hoja9" table:style-name="ta1">
        <table:shapes>
          <draw:frame draw:z-index="0" draw:style-name="gr1" draw:text-style-name="P1" svg:width="300.8mm" svg:height="149.36mm" svg:x="95.87mm" svg:y="47.58mm">
            <draw:object draw:notify-on-update-of-ranges="Hoja9.A3:Hoja9.A100 Hoja9.B3:Hoja9.B100 Hoja9.C3:Hoja9.C100 Hoja9.C3:Hoja9.C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011314" calcext:value-type="float">
            <text:p>0,011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84" calcext:value-type="float">
            <text:p>0,9584</text:p>
          </table:table-cell>
          <table:table-cell office:value-type="float" office:value="0.101587" calcext:value-type="float">
            <text:p>0,101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44" calcext:value-type="float">
            <text:p>0,9144</text:p>
          </table:table-cell>
          <table:table-cell office:value-type="float" office:value="0.145327" calcext:value-type="float">
            <text:p>0,145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64" calcext:value-type="float">
            <text:p>0,8064</text:p>
          </table:table-cell>
          <table:table-cell office:value-type="float" office:value="0.17518" calcext:value-type="float">
            <text:p>0,17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2" calcext:value-type="float">
            <text:p>0,742</text:p>
          </table:table-cell>
          <table:table-cell office:value-type="float" office:value="0.201037" calcext:value-type="float">
            <text:p>0,201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76" calcext:value-type="float">
            <text:p>0,6576</text:p>
          </table:table-cell>
          <table:table-cell office:value-type="float" office:value="0.208038" calcext:value-type="float">
            <text:p>0,208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28" calcext:value-type="float">
            <text:p>0,6128</text:p>
          </table:table-cell>
          <table:table-cell office:value-type="float" office:value="0.204157" calcext:value-type="float">
            <text:p>0,204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84" calcext:value-type="float">
            <text:p>0,5284</text:p>
          </table:table-cell>
          <table:table-cell office:value-type="float" office:value="0.20345" calcext:value-type="float">
            <text:p>0,20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28" calcext:value-type="float">
            <text:p>0,4928</text:p>
          </table:table-cell>
          <table:table-cell office:value-type="float" office:value="0.222926" calcext:value-type="float">
            <text:p>0,222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56" calcext:value-type="float">
            <text:p>0,4156</text:p>
          </table:table-cell>
          <table:table-cell office:value-type="float" office:value="0.196122" calcext:value-type="float">
            <text:p>0,196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156" calcext:value-type="float">
            <text:p>0,4156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,35</text:p>
          </table:table-cell>
          <table:table-cell office:value-type="float" office:value="0.164487" calcext:value-type="float">
            <text:p>0,164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956" calcext:value-type="float">
            <text:p>0,2956</text:p>
          </table:table-cell>
          <table:table-cell office:value-type="float" office:value="0.146533" calcext:value-type="float">
            <text:p>0,146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,2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125857" calcext:value-type="float">
            <text:p>0,125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92" calcext:value-type="float">
            <text:p>0,2492</text:p>
          </table:table-cell>
          <table:table-cell office:value-type="float" office:value="0.129491" calcext:value-type="float">
            <text:p>0,129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96499" calcext:value-type="float">
            <text:p>0,0964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76" calcext:value-type="float">
            <text:p>0,2076</text:p>
          </table:table-cell>
          <table:table-cell office:value-type="float" office:value="0.091826" calcext:value-type="float">
            <text:p>0,091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24" calcext:value-type="float">
            <text:p>0,2224</text:p>
          </table:table-cell>
          <table:table-cell office:value-type="float" office:value="0.098874" calcext:value-type="float">
            <text:p>0,0988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08" calcext:value-type="float">
            <text:p>0,1908</text:p>
          </table:table-cell>
          <table:table-cell office:value-type="float" office:value="0.100479" calcext:value-type="float">
            <text:p>0,100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6" calcext:value-type="float">
            <text:p>0,1836</text:p>
          </table:table-cell>
          <table:table-cell office:value-type="float" office:value="0.065361" calcext:value-type="float">
            <text:p>0,065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76" calcext:value-type="float">
            <text:p>0,1776</text:p>
          </table:table-cell>
          <table:table-cell office:value-type="float" office:value="0.084285" calcext:value-type="float">
            <text:p>0,084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88" calcext:value-type="float">
            <text:p>0,1788</text:p>
          </table:table-cell>
          <table:table-cell office:value-type="float" office:value="0.074619" calcext:value-type="float">
            <text:p>0,0746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32" calcext:value-type="float">
            <text:p>0,1632</text:p>
          </table:table-cell>
          <table:table-cell office:value-type="float" office:value="0.077356" calcext:value-type="float">
            <text:p>0,0773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67171" calcext:value-type="float">
            <text:p>0,0671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73973" calcext:value-type="float">
            <text:p>0,0739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6" calcext:value-type="float">
            <text:p>0,156</text:p>
          </table:table-cell>
          <table:table-cell office:value-type="float" office:value="0.061709" calcext:value-type="float">
            <text:p>0,061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056851" calcext:value-type="float">
            <text:p>0,0568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8" calcext:value-type="float">
            <text:p>0,148</text:p>
          </table:table-cell>
          <table:table-cell office:value-type="float" office:value="0.066332" calcext:value-type="float">
            <text:p>0,0663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52" calcext:value-type="float">
            <text:p>0,1452</text:p>
          </table:table-cell>
          <table:table-cell office:value-type="float" office:value="0.058924" calcext:value-type="float">
            <text:p>0,0589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6" calcext:value-type="float">
            <text:p>0,136</text:p>
          </table:table-cell>
          <table:table-cell office:value-type="float" office:value="0.054406" calcext:value-type="float">
            <text:p>0,054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76" calcext:value-type="float">
            <text:p>0,1476</text:p>
          </table:table-cell>
          <table:table-cell office:value-type="float" office:value="0.05755" calcext:value-type="float">
            <text:p>0,05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64" calcext:value-type="float">
            <text:p>0,1364</text:p>
          </table:table-cell>
          <table:table-cell office:value-type="float" office:value="0.056143" calcext:value-type="float">
            <text:p>0,056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2" calcext:value-type="float">
            <text:p>0,132</text:p>
          </table:table-cell>
          <table:table-cell office:value-type="float" office:value="0.046989" calcext:value-type="float">
            <text:p>0,0469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12" calcext:value-type="float">
            <text:p>0,1212</text:p>
          </table:table-cell>
          <table:table-cell office:value-type="float" office:value="0.038575" calcext:value-type="float">
            <text:p>0,0385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52" calcext:value-type="float">
            <text:p>0,1252</text:p>
          </table:table-cell>
          <table:table-cell office:value-type="float" office:value="0.045431" calcext:value-type="float">
            <text:p>0,0454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56" calcext:value-type="float">
            <text:p>0,1256</text:p>
          </table:table-cell>
          <table:table-cell office:value-type="float" office:value="0.038575" calcext:value-type="float">
            <text:p>0,0385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" calcext:value-type="float">
            <text:p>0,12</text:p>
          </table:table-cell>
          <table:table-cell office:value-type="float" office:value="0.045255" calcext:value-type="float">
            <text:p>0,045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32" calcext:value-type="float">
            <text:p>0,1232</text:p>
          </table:table-cell>
          <table:table-cell office:value-type="float" office:value="0.049639" calcext:value-type="float">
            <text:p>0,0496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52" calcext:value-type="float">
            <text:p>0,1252</text:p>
          </table:table-cell>
          <table:table-cell office:value-type="float" office:value="0.054259" calcext:value-type="float">
            <text:p>0,0542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025298" calcext:value-type="float">
            <text:p>0,0252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36" calcext:value-type="float">
            <text:p>0,1236</text:p>
          </table:table-cell>
          <table:table-cell office:value-type="float" office:value="0.047329" calcext:value-type="float">
            <text:p>0,047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030984" calcext:value-type="float">
            <text:p>0,030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2" calcext:value-type="float">
            <text:p>0,112</text:p>
          </table:table-cell>
          <table:table-cell office:value-type="float" office:value="0.027129" calcext:value-type="float">
            <text:p>0,0271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108" calcext:value-type="float">
            <text:p>0,1108</text:p>
          </table:table-cell>
          <table:table-cell office:value-type="float" office:value="0.026533" calcext:value-type="float">
            <text:p>0,0265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28" calcext:value-type="float">
            <text:p>0,1128</text:p>
          </table:table-cell>
          <table:table-cell office:value-type="float" office:value="0.038575" calcext:value-type="float">
            <text:p>0,0385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032496" calcext:value-type="float">
            <text:p>0,0324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68" calcext:value-type="float">
            <text:p>0,1068</text:p>
          </table:table-cell>
          <table:table-cell office:value-type="float" office:value="0.023324" calcext:value-type="float">
            <text:p>0,0233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148" calcext:value-type="float">
            <text:p>0,1148</text:p>
          </table:table-cell>
          <table:table-cell office:value-type="float" office:value="0.047329" calcext:value-type="float">
            <text:p>0,0473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984" calcext:value-type="float">
            <text:p>0,0984</text:p>
          </table:table-cell>
          <table:table-cell office:value-type="float" office:value="0.027129" calcext:value-type="float">
            <text:p>0,0271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8" calcext:value-type="float">
            <text:p>0,108</text:p>
          </table:table-cell>
          <table:table-cell office:value-type="float" office:value="0.033466" calcext:value-type="float">
            <text:p>0,0334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044" calcext:value-type="float">
            <text:p>0,1044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0.024658" calcext:value-type="float">
            <text:p>0,0246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84" calcext:value-type="float">
            <text:p>0,0984</text:p>
          </table:table-cell>
          <table:table-cell office:value-type="float" office:value="0.027129" calcext:value-type="float">
            <text:p>0,0271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04" calcext:value-type="float">
            <text:p>0,104</text:p>
          </table:table-cell>
          <table:table-cell office:value-type="float" office:value="0.033941" calcext:value-type="float">
            <text:p>0,0339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023324" calcext:value-type="float">
            <text:p>0,0233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84" calcext:value-type="float">
            <text:p>0,0984</text:p>
          </table:table-cell>
          <table:table-cell office:value-type="float" office:value="0.025298" calcext:value-type="float">
            <text:p>0,0252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2" calcext:value-type="float">
            <text:p>0,102</text:p>
          </table:table-cell>
          <table:table-cell office:value-type="float" office:value="0.028284" calcext:value-type="float">
            <text:p>0,0282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976" calcext:value-type="float">
            <text:p>0,0976</text:p>
          </table:table-cell>
          <table:table-cell office:value-type="float" office:value="0.026533" calcext:value-type="float">
            <text:p>0,0265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02498" calcext:value-type="float">
            <text:p>0,024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021541" calcext:value-type="float">
            <text:p>0,0215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964" calcext:value-type="float">
            <text:p>0,0964</text:p>
          </table:table-cell>
          <table:table-cell office:value-type="float" office:value="0.017889" calcext:value-type="float">
            <text:p>0,0178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017889" calcext:value-type="float">
            <text:p>0,0178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019183" calcext:value-type="float">
            <text:p>0,0191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026533" calcext:value-type="float">
            <text:p>0,0265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21909" calcext:value-type="float">
            <text:p>0,0219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912" calcext:value-type="float">
            <text:p>0,0912</text:p>
          </table:table-cell>
          <table:table-cell office:value-type="float" office:value="0.024331" calcext:value-type="float">
            <text:p>0,0243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44" calcext:value-type="float">
            <text:p>0,0944</text:p>
          </table:table-cell>
          <table:table-cell office:value-type="float" office:value="0.027713" calcext:value-type="float">
            <text:p>0,0277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01833" calcext:value-type="float">
            <text:p>0,01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92" calcext:value-type="float">
            <text:p>0,089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21909" calcext:value-type="float">
            <text:p>0,0219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94" calcext:value-type="float">
            <text:p>0,094</text:p>
          </table:table-cell>
          <table:table-cell office:value-type="float" office:value="0.02623" calcext:value-type="float">
            <text:p>0,026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019596" calcext:value-type="float">
            <text:p>0,0195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916" calcext:value-type="float">
            <text:p>0,0916</text:p>
          </table:table-cell>
          <table:table-cell office:value-type="float" office:value="0.025298" calcext:value-type="float">
            <text:p>0,025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876" calcext:value-type="float">
            <text:p>0,0876</text:p>
          </table:table-cell>
          <table:table-cell office:value-type="float" office:value="0.031241" calcext:value-type="float">
            <text:p>0,0312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4" calcext:value-type="float">
            <text:p>0,08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4" calcext:value-type="float">
            <text:p>0,084</text:p>
          </table:table-cell>
          <table:table-cell office:value-type="float" office:value="0.017436" calcext:value-type="float">
            <text:p>0,0174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023324" calcext:value-type="float">
            <text:p>0,0233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021166" calcext:value-type="float">
            <text:p>0,0211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8" calcext:value-type="float">
            <text:p>0,088</text:p>
          </table:table-cell>
          <table:table-cell office:value-type="float" office:value="0.022978" calcext:value-type="float">
            <text:p>0,0229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022627" calcext:value-type="float">
            <text:p>0,0226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96" calcext:value-type="float">
            <text:p>0,0896</text:p>
          </table:table-cell>
          <table:table-cell office:value-type="float" office:value="0.018762" calcext:value-type="float">
            <text:p>0,018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76" calcext:value-type="float">
            <text:p>0,0876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4" calcext:value-type="float">
            <text:p>0,084</text:p>
          </table:table-cell>
          <table:table-cell office:value-type="float" office:value="0.026533" calcext:value-type="float">
            <text:p>0,0265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28" calcext:value-type="float">
            <text:p>0,0828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030463" calcext:value-type="float">
            <text:p>0,0304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2" calcext:value-type="float">
            <text:p>0,082</text:p>
          </table:table-cell>
          <table:table-cell office:value-type="float" office:value="0.022978" calcext:value-type="float">
            <text:p>0,0229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23324" calcext:value-type="float">
            <text:p>0,0233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18762" calcext:value-type="float">
            <text:p>0,018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21909" calcext:value-type="float">
            <text:p>0,0219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8" calcext:value-type="float">
            <text:p>0,078</text:p>
          </table:table-cell>
          <table:table-cell office:value-type="float" office:value="0.019596" calcext:value-type="float">
            <text:p>0,0195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22978" calcext:value-type="float">
            <text:p>0,022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02623" calcext:value-type="float">
            <text:p>0,026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019183" calcext:value-type="float">
            <text:p>0,0191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824" calcext:value-type="float">
            <text:p>0,0824</text:p>
          </table:table-cell>
          <table:table-cell office:value-type="float" office:value="0.022627" calcext:value-type="float">
            <text:p>0,0226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4" calcext:value-type="float">
            <text:p>0,084</text:p>
          </table:table-cell>
          <table:table-cell office:value-type="float" office:value="0.024331" calcext:value-type="float">
            <text:p>0,024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021909" calcext:value-type="float">
            <text:p>0,021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6:59:20.202135640</meta:creation-date>
    <dc:date>2019-12-05T22:25:40.084362143</dc:date>
    <meta:editing-duration>PT9M46S</meta:editing-duration>
    <meta:editing-cycles>1</meta:editing-cycles>
    <meta:document-statistic meta:table-count="9" meta:cell-count="2116" meta:object-count="8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standard-deviation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standard-deviation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8cm" svg:height="13.441cm" xlink:href=".." xlink:type="simple" chart:class="chart:scatter" chart:style-name="ch1">
        <chart:plot-area chart:style-name="ch2" table:cell-range-address="Hoja1.A1:Hoja1.B98" svg:x="0.473cm" svg:y="0.268cm" svg:width="22.734cm" svg:height="12.905cm">
          <chartooo:coordinate-region svg:x="1.385cm" svg:y="0.467cm" svg:width="21.542cm" svg:height="12.05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Hoja1.B1:Hoja1.B98" chart:class="chart:scatter">
            <chart:domain table:cell-range-address="Hoja1.A1:Hoja1.A98"/>
            <chart:error-indicator chart:style-name="ch8" chart:dimension="y"/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A1:Hoja1.A98</svg:desc>
                </draw:g>
              </table:table-cell>
              <table:table-cell office:value-type="float" office:value="1">
                <text:p>1</text:p>
                <draw:g>
                  <svg:desc>Hoja1.B1:Hoja1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352">
                <text:p>0.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904">
                <text:p>0.6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152">
                <text:p>0.6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048">
                <text:p>0.4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192">
                <text:p>0.3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2944">
                <text:p>0.2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3032">
                <text:p>0.3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2728">
                <text:p>0.2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536">
                <text:p>0.2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496">
                <text:p>0.2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2216">
                <text:p>0.2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064">
                <text:p>0.2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2064">
                <text:p>0.2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832">
                <text:p>0.1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464">
                <text:p>0.1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1424">
                <text:p>0.1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1424">
                <text:p>0.1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768">
                <text:p>0.0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Hoja2.C1:Hoja2.C98" chart:error-lower-range="Hoja2.C1:Hoja2.C98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circle" chart:symbol-width="0.15cm" chart:symbol-height="0.15cm" chart:link-data-style-to-source="true" chart:error-category="cell-range" chart:error-upper-range="Hoja2.C1:Hoja2.C98" chart:error-lower-range="Hoja2.C1:Hoja2.C98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Hoja2.C1:Hoja2.C98" chart:error-lower-range="Hoja2.C1:Hoja2.C98" loext:std-weight="1"/>
      <style:graphic-properties draw:stroke="solid" svg:stroke-width="0cm" svg:stroke-color="#000000" svg:stroke-opacity="100%" draw:stroke-linejoin="round"/>
    </style:style>
    <style:style style:name="ch7" style:family="chart">
      <style:graphic-properties draw:stroke="dash" draw:stroke-dash="Ultrafine_20_2_20_Dots_20_3_20_Dashes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95cm" svg:height="13.304cm" xlink:href=".." xlink:type="simple" chart:class="chart:scatter" chart:style-name="ch1">
        <chart:plot-area chart:style-name="ch2" table:cell-range-address="Hoja2.A1:Hoja2.B98" svg:x="0.475cm" svg:y="0.266cm" svg:width="22.845cm" svg:height="12.772cm">
          <chartooo:coordinate-region svg:x="1.202cm" svg:y="0.466cm" svg:width="21.838cm" svg:height="11.9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2.B1:Hoja2.B98" chart:class="chart:scatter">
            <chart:domain table:cell-range-address="Hoja2.A1:Hoja2.A98"/>
            <chart:error-indicator chart:style-name="ch6" chart:dimension="y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2.A1:Hoja2.A98</svg:desc>
                </draw:g>
              </table:table-cell>
              <table:table-cell office:value-type="float" office:value="0.495">
                <text:p>0.495</text:p>
                <draw:g>
                  <svg:desc>Hoja2.B1:Hoja2.B98</svg:desc>
                </draw:g>
              </table:table-cell>
              <table:table-cell office:value-type="float" office:value="0.45">
                <text:p>0.45</text:p>
                <draw:g>
                  <svg:desc>Hoja2.C1:Hoja2.C98</svg:desc>
                </draw:g>
              </table:table-cell>
              <table:table-cell office:value-type="float" office:value="0.45">
                <text:p>0.45</text:p>
                <draw:g>
                  <svg:desc>Hoja2.C1:Hoja2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3082">
                <text:p>0.3082</text:p>
              </table:table-cell>
              <table:table-cell office:value-type="float" office:value="0.3082">
                <text:p>0.3082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412">
                <text:p>0.2412</text:p>
              </table:table-cell>
              <table:table-cell office:value-type="float" office:value="0.2412">
                <text:p>0.2412</text:p>
              </table:table-cell>
              <table:table-cell office:value-type="float" office:value="0.2412">
                <text:p>0.2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2036">
                <text:p>0.2036</text:p>
              </table:table-cell>
              <table:table-cell office:value-type="float" office:value="0.2036">
                <text:p>0.2036</text:p>
              </table:table-cell>
              <table:table-cell office:value-type="float" office:value="0.2036">
                <text:p>0.2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966">
                <text:p>0.1966</text:p>
              </table:table-cell>
              <table:table-cell office:value-type="float" office:value="0.1966">
                <text:p>0.1966</text:p>
              </table:table-cell>
              <table:table-cell office:value-type="float" office:value="0.1966">
                <text:p>0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888">
                <text:p>0.1888</text:p>
              </table:table-cell>
              <table:table-cell office:value-type="float" office:value="0.1888">
                <text:p>0.1888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682">
                <text:p>0.1682</text:p>
              </table:table-cell>
              <table:table-cell office:value-type="float" office:value="0.1682">
                <text:p>0.1682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648">
                <text:p>0.1648</text:p>
              </table:table-cell>
              <table:table-cell office:value-type="float" office:value="0.1648">
                <text:p>0.1648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42">
                <text:p>0.142</text:p>
              </table:table-cell>
              <table:table-cell office:value-type="float" office:value="0.142">
                <text:p>0.14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1404">
                <text:p>0.1404</text:p>
              </table:table-cell>
              <table:table-cell office:value-type="float" office:value="0.1404">
                <text:p>0.1404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1438">
                <text:p>0.1438</text:p>
              </table:table-cell>
              <table:table-cell office:value-type="float" office:value="0.1438">
                <text:p>0.1438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1368">
                <text:p>0.1368</text:p>
              </table:table-cell>
              <table:table-cell office:value-type="float" office:value="0.1368">
                <text:p>0.1368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1324">
                <text:p>0.1324</text:p>
              </table:table-cell>
              <table:table-cell office:value-type="float" office:value="0.1324">
                <text:p>0.1324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1034">
                <text:p>0.1034</text:p>
              </table:table-cell>
              <table:table-cell office:value-type="float" office:value="0.1034">
                <text:p>0.1034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1124">
                <text:p>0.1124</text:p>
              </table:table-cell>
              <table:table-cell office:value-type="float" office:value="0.1124">
                <text:p>0.1124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962">
                <text:p>0.0962</text:p>
              </table:table-cell>
              <table:table-cell office:value-type="float" office:value="0.0962">
                <text:p>0.0962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988">
                <text:p>0.0988</text:p>
              </table:table-cell>
              <table:table-cell office:value-type="float" office:value="0.0988">
                <text:p>0.0988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06">
                <text:p>0.0906</text:p>
              </table:table-cell>
              <table:table-cell office:value-type="float" office:value="0.0906">
                <text:p>0.0906</text:p>
              </table:table-cell>
              <table:table-cell office:value-type="float" office:value="0.0906">
                <text:p>0.0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974">
                <text:p>0.0974</text:p>
              </table:table-cell>
              <table:table-cell office:value-type="float" office:value="0.0974">
                <text:p>0.0974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872">
                <text:p>0.0872</text:p>
              </table:table-cell>
              <table:table-cell office:value-type="float" office:value="0.0872">
                <text:p>0.087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774">
                <text:p>0.0774</text:p>
              </table:table-cell>
              <table:table-cell office:value-type="float" office:value="0.0774">
                <text:p>0.0774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878">
                <text:p>0.0878</text:p>
              </table:table-cell>
              <table:table-cell office:value-type="float" office:value="0.0878">
                <text:p>0.0878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688">
                <text:p>0.0688</text:p>
              </table:table-cell>
              <table:table-cell office:value-type="float" office:value="0.0688">
                <text:p>0.0688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678">
                <text:p>0.0678</text:p>
              </table:table-cell>
              <table:table-cell office:value-type="float" office:value="0.0678">
                <text:p>0.0678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664">
                <text:p>0.0664</text:p>
              </table:table-cell>
              <table:table-cell office:value-type="float" office:value="0.0664">
                <text:p>0.0664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678">
                <text:p>0.0678</text:p>
              </table:table-cell>
              <table:table-cell office:value-type="float" office:value="0.0678">
                <text:p>0.0678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674">
                <text:p>0.0674</text:p>
              </table:table-cell>
              <table:table-cell office:value-type="float" office:value="0.0674">
                <text:p>0.0674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614">
                <text:p>0.0614</text:p>
              </table:table-cell>
              <table:table-cell office:value-type="float" office:value="0.0614">
                <text:p>0.0614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584">
                <text:p>0.0584</text:p>
              </table:table-cell>
              <table:table-cell office:value-type="float" office:value="0.0584">
                <text:p>0.0584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588">
                <text:p>0.0588</text:p>
              </table:table-cell>
              <table:table-cell office:value-type="float" office:value="0.0588">
                <text:p>0.0588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564">
                <text:p>0.0564</text:p>
              </table:table-cell>
              <table:table-cell office:value-type="float" office:value="0.0564">
                <text:p>0.056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546">
                <text:p>0.0546</text:p>
              </table:table-cell>
              <table:table-cell office:value-type="float" office:value="0.0546">
                <text:p>0.0546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512">
                <text:p>0.0512</text:p>
              </table:table-cell>
              <table:table-cell office:value-type="float" office:value="0.0512">
                <text:p>0.0512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556">
                <text:p>0.0556</text:p>
              </table:table-cell>
              <table:table-cell office:value-type="float" office:value="0.0556">
                <text:p>0.0556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456">
                <text:p>0.0456</text:p>
              </table:table-cell>
              <table:table-cell office:value-type="float" office:value="0.0456">
                <text:p>0.0456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438">
                <text:p>0.0438</text:p>
              </table:table-cell>
              <table:table-cell office:value-type="float" office:value="0.0438">
                <text:p>0.0438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476">
                <text:p>0.0476</text:p>
              </table:table-cell>
              <table:table-cell office:value-type="float" office:value="0.0476">
                <text:p>0.0476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468">
                <text:p>0.0468</text:p>
              </table:table-cell>
              <table:table-cell office:value-type="float" office:value="0.0468">
                <text:p>0.0468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422">
                <text:p>0.0422</text:p>
              </table:table-cell>
              <table:table-cell office:value-type="float" office:value="0.0422">
                <text:p>0.042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406">
                <text:p>0.0406</text:p>
              </table:table-cell>
              <table:table-cell office:value-type="float" office:value="0.0406">
                <text:p>0.0406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18">
                <text:p>0.0418</text:p>
              </table:table-cell>
              <table:table-cell office:value-type="float" office:value="0.0418">
                <text:p>0.0418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78">
                <text:p>0.0378</text:p>
              </table:table-cell>
              <table:table-cell office:value-type="float" office:value="0.0378">
                <text:p>0.0378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66">
                <text:p>0.0366</text:p>
              </table:table-cell>
              <table:table-cell office:value-type="float" office:value="0.0366">
                <text:p>0.0366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62">
                <text:p>0.0362</text:p>
              </table:table-cell>
              <table:table-cell office:value-type="float" office:value="0.0362">
                <text:p>0.0362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76">
                <text:p>0.0376</text:p>
              </table:table-cell>
              <table:table-cell office:value-type="float" office:value="0.0376">
                <text:p>0.037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48">
                <text:p>0.0348</text:p>
              </table:table-cell>
              <table:table-cell office:value-type="float" office:value="0.0348">
                <text:p>0.034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76">
                <text:p>0.0376</text:p>
              </table:table-cell>
              <table:table-cell office:value-type="float" office:value="0.0376">
                <text:p>0.0376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78">
                <text:p>0.0378</text:p>
              </table:table-cell>
              <table:table-cell office:value-type="float" office:value="0.0378">
                <text:p>0.0378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52">
                <text:p>0.0352</text:p>
              </table:table-cell>
              <table:table-cell office:value-type="float" office:value="0.0352">
                <text:p>0.0352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44">
                <text:p>0.0344</text:p>
              </table:table-cell>
              <table:table-cell office:value-type="float" office:value="0.0344">
                <text:p>0.034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48">
                <text:p>0.0348</text:p>
              </table:table-cell>
              <table:table-cell office:value-type="float" office:value="0.0348">
                <text:p>0.034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34">
                <text:p>0.0334</text:p>
              </table:table-cell>
              <table:table-cell office:value-type="float" office:value="0.0334">
                <text:p>0.0334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32">
                <text:p>0.0332</text:p>
              </table:table-cell>
              <table:table-cell office:value-type="float" office:value="0.0332">
                <text:p>0.0332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28">
                <text:p>0.0328</text:p>
              </table:table-cell>
              <table:table-cell office:value-type="float" office:value="0.0328">
                <text:p>0.0328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52">
                <text:p>0.0352</text:p>
              </table:table-cell>
              <table:table-cell office:value-type="float" office:value="0.0352">
                <text:p>0.0352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332">
                <text:p>0.0332</text:p>
              </table:table-cell>
              <table:table-cell office:value-type="float" office:value="0.0332">
                <text:p>0.0332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314">
                <text:p>0.0314</text:p>
              </table:table-cell>
              <table:table-cell office:value-type="float" office:value="0.0314">
                <text:p>0.0314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296">
                <text:p>0.0296</text:p>
              </table:table-cell>
              <table:table-cell office:value-type="float" office:value="0.0296">
                <text:p>0.0296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308">
                <text:p>0.0308</text:p>
              </table:table-cell>
              <table:table-cell office:value-type="float" office:value="0.0308">
                <text:p>0.0308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274">
                <text:p>0.0274</text:p>
              </table:table-cell>
              <table:table-cell office:value-type="float" office:value="0.0274">
                <text:p>0.0274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284">
                <text:p>0.0284</text:p>
              </table:table-cell>
              <table:table-cell office:value-type="float" office:value="0.0284">
                <text:p>0.0284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282">
                <text:p>0.0282</text:p>
              </table:table-cell>
              <table:table-cell office:value-type="float" office:value="0.0282">
                <text:p>0.028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306">
                <text:p>0.0306</text:p>
              </table:table-cell>
              <table:table-cell office:value-type="float" office:value="0.0306">
                <text:p>0.030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99cm" svg:height="11.568cm" xlink:href=".." xlink:type="simple" chart:class="chart:scatter" chart:style-name="ch1">
        <chart:plot-area chart:style-name="ch2" table:cell-range-address="Hoja4.A1:Hoja4.B98" svg:x="0.411cm" svg:y="0.231cm" svg:width="19.777cm" svg:height="11.106cm">
          <chartooo:coordinate-region svg:x="1.323cm" svg:y="0.43cm" svg:width="18.585cm" svg:height="10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4.B1:Hoja4.B98" chart:class="chart:scatter">
            <chart:domain table:cell-range-address="Hoja4.A1:Hoja4.A98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4.A1:Hoja4.A98</svg:desc>
                </draw:g>
              </table:table-cell>
              <table:table-cell office:value-type="float" office:value="1">
                <text:p>1</text:p>
                <draw:g>
                  <svg:desc>Hoja4.B1:Hoja4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576">
                <text:p>0.9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032">
                <text:p>0.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784">
                <text:p>0.6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344">
                <text:p>0.4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472">
                <text:p>0.3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3128">
                <text:p>0.3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232">
                <text:p>0.2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368">
                <text:p>0.2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288">
                <text:p>0.2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216">
                <text:p>0.2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1736">
                <text:p>0.1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1512">
                <text:p>0.1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224">
                <text:p>0.1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936">
                <text:p>0.0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864">
                <text:p>0.0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752">
                <text:p>0.07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143cm" svg:height="16.257cm" xlink:href=".." xlink:type="simple" chart:class="chart:scatter" chart:style-name="ch1">
        <chart:plot-area chart:style-name="ch2" table:cell-range-address="Hoja5.A1:Hoja5.B98" svg:x="0.582cm" svg:y="0.325cm" svg:width="27.979cm" svg:height="15.607cm">
          <chartooo:coordinate-region svg:x="1.309cm" svg:y="0.525cm" svg:width="26.972cm" svg:height="14.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5.B1:Hoja5.B98" chart:class="chart:scatter">
            <chart:domain table:cell-range-address="Hoja5.A1:Hoja5.A98"/>
            <chart:data-point chart:repeated="9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5.A1:Hoja5.A98</svg:desc>
                </draw:g>
              </table:table-cell>
              <table:table-cell office:value-type="float" office:value="0.4864">
                <text:p>0.4864</text:p>
                <draw:g>
                  <svg:desc>Hoja5.B1:Hoja5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2184">
                <text:p>0.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2002">
                <text:p>0.2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782">
                <text:p>0.1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1518">
                <text:p>0.1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314">
                <text:p>0.0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129cm" svg:height="15.875cm" xlink:href=".." xlink:type="simple" chart:class="chart:scatter" chart:style-name="ch1">
        <chart:plot-area chart:style-name="ch2" table:cell-range-address="Hoja6.A1:Hoja6.B98" svg:x="0.542cm" svg:y="0.317cm" svg:width="26.045cm" svg:height="15.241cm">
          <chartooo:coordinate-region svg:x="1.454cm" svg:y="0.516cm" svg:width="24.853cm" svg:height="14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6.B1:Hoja6.B98" chart:class="chart:scatter">
            <chart:domain table:cell-range-address="Hoja6.A1:Hoja6.A98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6.A1:Hoja6.A98</svg:desc>
                </draw:g>
              </table:table-cell>
              <table:table-cell office:value-type="float" office:value="0.4327">
                <text:p>0.4327</text:p>
                <draw:g>
                  <svg:desc>Hoja6.B1:Hoja6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3141">
                <text:p>0.3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461">
                <text:p>0.2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2131">
                <text:p>0.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782">
                <text:p>0.1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1745">
                <text:p>0.1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1614">
                <text:p>0.1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1603">
                <text:p>0.1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1351">
                <text:p>0.1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1169">
                <text:p>0.1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983">
                <text:p>0.0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397">
                <text:p>0.0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278">
                <text:p>0.02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16cm" svg:height="18.341cm" xlink:href=".." xlink:type="simple" chart:class="chart:scatter" chart:style-name="ch1">
        <chart:plot-area chart:style-name="ch2" table:cell-range-address="Hoja7.A1:Hoja7.D59" svg:x="0.552cm" svg:y="0.366cm" svg:width="26.512cm" svg:height="17.609cm">
          <chartooo:coordinate-region svg:x="1.279cm" svg:y="0.566cm" svg:width="25.505cm" svg:height="16.7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7.B1:Hoja7.B59" chart:class="chart:scatter">
            <chart:domain table:cell-range-address="Hoja7.A1:Hoja7.A59"/>
            <chart:data-point chart:repeated="59"/>
          </chart:series>
          <chart:series chart:style-name="ch7" chart:values-cell-range-address="Hoja7.C1:Hoja7.C59" chart:class="chart:scatter">
            <chart:data-point chart:repeated="59"/>
          </chart:series>
          <chart:series chart:style-name="ch8" chart:values-cell-range-address="Hoja7.D1:Hoja7.D59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7.A1:Hoja7.A59</svg:desc>
                </draw:g>
              </table:table-cell>
              <table:table-cell office:value-type="float" office:value="0.995625">
                <text:p>0.995625</text:p>
                <draw:g>
                  <svg:desc>Hoja7.B1:Hoja7.B59</svg:desc>
                </draw:g>
              </table:table-cell>
              <table:table-cell office:value-type="float" office:value="1">
                <text:p>1</text:p>
                <draw:g>
                  <svg:desc>Hoja7.C1:Hoja7.C59</svg:desc>
                </draw:g>
              </table:table-cell>
              <table:table-cell office:value-type="float" office:value="0.4864">
                <text:p>0.4864</text:p>
                <draw:g>
                  <svg:desc>Hoja7.D1:Hoja7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3375">
                <text:p>0.93375</text:p>
              </table:table-cell>
              <table:table-cell office:value-type="float" office:value="0.9576">
                <text:p>0.9576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25">
                <text:p>0.8725</text:p>
              </table:table-cell>
              <table:table-cell office:value-type="float" office:value="0.9032">
                <text:p>0.9032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152">
                <text:p>0.8152</text:p>
              </table:table-cell>
              <table:table-cell office:value-type="float" office:value="0.2184">
                <text:p>0.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2625">
                <text:p>0.72625</text:p>
              </table:table-cell>
              <table:table-cell office:value-type="float" office:value="0.7952">
                <text:p>0.7952</text:p>
              </table:table-cell>
              <table:table-cell office:value-type="float" office:value="0.2002">
                <text:p>0.2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43125">
                <text:p>0.643125</text:p>
              </table:table-cell>
              <table:table-cell office:value-type="float" office:value="0.6784">
                <text:p>0.6784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9875">
                <text:p>0.59875</text:p>
              </table:table-cell>
              <table:table-cell office:value-type="float" office:value="0.6272">
                <text:p>0.6272</text:p>
              </table:table-cell>
              <table:table-cell office:value-type="float" office:value="0.1782">
                <text:p>0.1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05">
                <text:p>0.505</text:p>
              </table:table-cell>
              <table:table-cell office:value-type="float" office:value="0.5272">
                <text:p>0.5272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85625">
                <text:p>0.485625</text:p>
              </table:table-cell>
              <table:table-cell office:value-type="float" office:value="0.4344">
                <text:p>0.43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50625">
                <text:p>0.450625</text:p>
              </table:table-cell>
              <table:table-cell office:value-type="float" office:value="0.38">
                <text:p>0.38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0.3768">
                <text:p>0.3768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49375">
                <text:p>0.349375</text:p>
              </table:table-cell>
              <table:table-cell office:value-type="float" office:value="0.3472">
                <text:p>0.3472</text:p>
              </table:table-cell>
              <table:table-cell office:value-type="float" office:value="0.1518">
                <text:p>0.1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326875">
                <text:p>0.326875</text:p>
              </table:table-cell>
              <table:table-cell office:value-type="float" office:value="0.3128">
                <text:p>0.3128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32625">
                <text:p>0.32625</text:p>
              </table:table-cell>
              <table:table-cell office:value-type="float" office:value="0.3232">
                <text:p>0.3232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319375">
                <text:p>0.319375</text:p>
              </table:table-cell>
              <table:table-cell office:value-type="float" office:value="0.2744">
                <text:p>0.274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8125">
                <text:p>0.28125</text:p>
              </table:table-cell>
              <table:table-cell office:value-type="float" office:value="0.2232">
                <text:p>0.2232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65">
                <text:p>0.265</text:p>
              </table:table-cell>
              <table:table-cell office:value-type="float" office:value="0.2368">
                <text:p>0.2368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5125">
                <text:p>0.25125</text:p>
              </table:table-cell>
              <table:table-cell office:value-type="float" office:value="0.2288">
                <text:p>0.2288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250625">
                <text:p>0.250625</text:p>
              </table:table-cell>
              <table:table-cell office:value-type="float" office:value="0.196">
                <text:p>0.196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375">
                <text:p>0.25375</text:p>
              </table:table-cell>
              <table:table-cell office:value-type="float" office:value="0.2216">
                <text:p>0.2216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24875">
                <text:p>0.24875</text:p>
              </table:table-cell>
              <table:table-cell office:value-type="float" office:value="0.1888">
                <text:p>0.1888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225">
                <text:p>0.225</text:p>
              </table:table-cell>
              <table:table-cell office:value-type="float" office:value="0.176">
                <text:p>0.17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226875">
                <text:p>0.226875</text:p>
              </table:table-cell>
              <table:table-cell office:value-type="float" office:value="0.1736">
                <text:p>0.1736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20625">
                <text:p>0.20625</text:p>
              </table:table-cell>
              <table:table-cell office:value-type="float" office:value="0.1664">
                <text:p>0.166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201875">
                <text:p>0.201875</text:p>
              </table:table-cell>
              <table:table-cell office:value-type="float" office:value="0.1552">
                <text:p>0.1552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9125">
                <text:p>0.19125</text:p>
              </table:table-cell>
              <table:table-cell office:value-type="float" office:value="0.16">
                <text:p>0.16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84375">
                <text:p>0.184375</text:p>
              </table:table-cell>
              <table:table-cell office:value-type="float" office:value="0.1696">
                <text:p>0.1696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875">
                <text:p>0.1875</text:p>
              </table:table-cell>
              <table:table-cell office:value-type="float" office:value="0.1552">
                <text:p>0.155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84375">
                <text:p>0.184375</text:p>
              </table:table-cell>
              <table:table-cell office:value-type="float" office:value="0.1384">
                <text:p>0.1384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75625">
                <text:p>0.175625</text:p>
              </table:table-cell>
              <table:table-cell office:value-type="float" office:value="0.1288">
                <text:p>0.1288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18125">
                <text:p>0.18125</text:p>
              </table:table-cell>
              <table:table-cell office:value-type="float" office:value="0.144">
                <text:p>0.144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170625">
                <text:p>0.170625</text:p>
              </table:table-cell>
              <table:table-cell office:value-type="float" office:value="0.1224">
                <text:p>0.1224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1825">
                <text:p>0.1825</text:p>
              </table:table-cell>
              <table:table-cell office:value-type="float" office:value="0.1512">
                <text:p>0.1512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164375">
                <text:p>0.164375</text:p>
              </table:table-cell>
              <table:table-cell office:value-type="float" office:value="0.1288">
                <text:p>0.1288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169375">
                <text:p>0.169375</text:p>
              </table:table-cell>
              <table:table-cell office:value-type="float" office:value="0.1336">
                <text:p>0.1336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1525">
                <text:p>0.1525</text:p>
              </table:table-cell>
              <table:table-cell office:value-type="float" office:value="0.1128">
                <text:p>0.1128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174375">
                <text:p>0.174375</text:p>
              </table:table-cell>
              <table:table-cell office:value-type="float" office:value="0.1224">
                <text:p>0.1224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6125">
                <text:p>0.16125</text:p>
              </table:table-cell>
              <table:table-cell office:value-type="float" office:value="0.1352">
                <text:p>0.135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64375">
                <text:p>0.164375</text:p>
              </table:table-cell>
              <table:table-cell office:value-type="float" office:value="0.1224">
                <text:p>0.1224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60625">
                <text:p>0.160625</text:p>
              </table:table-cell>
              <table:table-cell office:value-type="float" office:value="0.1144">
                <text:p>0.114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161875">
                <text:p>0.161875</text:p>
              </table:table-cell>
              <table:table-cell office:value-type="float" office:value="0.12">
                <text:p>0.12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148125">
                <text:p>0.148125</text:p>
              </table:table-cell>
              <table:table-cell office:value-type="float" office:value="0.1104">
                <text:p>0.1104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156875">
                <text:p>0.156875</text:p>
              </table:table-cell>
              <table:table-cell office:value-type="float" office:value="0.1168">
                <text:p>0.1168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149375">
                <text:p>0.149375</text:p>
              </table:table-cell>
              <table:table-cell office:value-type="float" office:value="0.1024">
                <text:p>0.1024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145">
                <text:p>0.145</text:p>
              </table:table-cell>
              <table:table-cell office:value-type="float" office:value="0.112">
                <text:p>0.112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148125">
                <text:p>0.148125</text:p>
              </table:table-cell>
              <table:table-cell office:value-type="float" office:value="0.1168">
                <text:p>0.1168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139375">
                <text:p>0.139375</text:p>
              </table:table-cell>
              <table:table-cell office:value-type="float" office:value="0.1096">
                <text:p>0.109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4375">
                <text:p>0.14375</text:p>
              </table:table-cell>
              <table:table-cell office:value-type="float" office:value="0.104">
                <text:p>0.1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46875">
                <text:p>0.146875</text:p>
              </table:table-cell>
              <table:table-cell office:value-type="float" office:value="0.0944">
                <text:p>0.094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45">
                <text:p>0.145</text:p>
              </table:table-cell>
              <table:table-cell office:value-type="float" office:value="0.1064">
                <text:p>0.1064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144375">
                <text:p>0.144375</text:p>
              </table:table-cell>
              <table:table-cell office:value-type="float" office:value="0.1072">
                <text:p>0.1072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129375">
                <text:p>0.129375</text:p>
              </table:table-cell>
              <table:table-cell office:value-type="float" office:value="0.1016">
                <text:p>0.1016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0.112">
                <text:p>0.112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129375">
                <text:p>0.129375</text:p>
              </table:table-cell>
              <table:table-cell office:value-type="float" office:value="0.0984">
                <text:p>0.0984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126875">
                <text:p>0.126875</text:p>
              </table:table-cell>
              <table:table-cell office:value-type="float" office:value="0.108">
                <text:p>0.10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138125">
                <text:p>0.138125</text:p>
              </table:table-cell>
              <table:table-cell office:value-type="float" office:value="0.0992">
                <text:p>0.0992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128125">
                <text:p>0.128125</text:p>
              </table:table-cell>
              <table:table-cell office:value-type="float" office:value="0.0864">
                <text:p>0.086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134375">
                <text:p>0.134375</text:p>
              </table:table-cell>
              <table:table-cell office:value-type="float" office:value="0.0864">
                <text:p>0.086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23125">
                <text:p>0.123125</text:p>
              </table:table-cell>
              <table:table-cell office:value-type="float" office:value="0.0992">
                <text:p>0.0992</text:p>
              </table:table-cell>
              <table:table-cell office:value-type="float" office:value="0.0368">
                <text:p>0.03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scatter" chart:style-name="ch1">
        <chart:plot-area chart:style-name="ch2" table:cell-range-address="Hoja8.A1:Hoja8.C24" svg:x="0.319cm" svg:y="0.179cm" svg:width="15.341cm" svg:height="8.639cm">
          <chartooo:coordinate-region svg:x="1.046cm" svg:y="0.379cm" svg:width="14.334cm" svg:height="7.7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8.B1:Hoja8.B24" chart:class="chart:scatter">
            <chart:domain table:cell-range-address="Hoja8.A1:Hoja8.A24"/>
            <chart:data-point chart:repeated="24"/>
          </chart:series>
          <chart:series chart:style-name="ch7" chart:values-cell-range-address="Hoja8.C1:Hoja8.C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8.A1:Hoja8.A24</svg:desc>
                </draw:g>
              </table:table-cell>
              <table:table-cell office:value-type="float" office:value="0.992">
                <text:p>0.992</text:p>
                <draw:g>
                  <svg:desc>Hoja8.B1:Hoja8.B24</svg:desc>
                </draw:g>
              </table:table-cell>
              <table:table-cell office:value-type="float" office:value="0.4864">
                <text:p>0.4864</text:p>
                <draw:g>
                  <svg:desc>Hoja8.C1:Hoja8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772">
                <text:p>0.9772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36">
                <text:p>0.9236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328">
                <text:p>0.8328</text:p>
              </table:table-cell>
              <table:table-cell office:value-type="float" office:value="0.2184">
                <text:p>0.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36">
                <text:p>0.7636</text:p>
              </table:table-cell>
              <table:table-cell office:value-type="float" office:value="0.2002">
                <text:p>0.2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636">
                <text:p>0.6636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1">
                <text:p>0.61</text:p>
              </table:table-cell>
              <table:table-cell office:value-type="float" office:value="0.1782">
                <text:p>0.1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72">
                <text:p>0.572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76">
                <text:p>0.47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264">
                <text:p>0.4264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3668">
                <text:p>0.3668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66">
                <text:p>0.366</text:p>
              </table:table-cell>
              <table:table-cell office:value-type="float" office:value="0.1518">
                <text:p>0.1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3152">
                <text:p>0.3152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278">
                <text:p>0.278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28">
                <text:p>0.2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412">
                <text:p>0.2412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292">
                <text:p>0.2292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324">
                <text:p>0.2324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2056">
                <text:p>0.2056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068">
                <text:p>0.2068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1868">
                <text:p>0.1868</text:p>
              </table:table-cell>
              <table:table-cell office:value-type="float" office:value="0.0796">
                <text:p>0.0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1752">
                <text:p>0.1752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1652">
                <text:p>0.165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1656">
                <text:p>0.1656</text:p>
              </table:table-cell>
              <table:table-cell office:value-type="float" office:value="0.082">
                <text:p>0.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Hoja9.C3:Hoja9.C100" chart:error-lower-range="Hoja9.C3:Hoja9.C100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true" chart:error-category="cell-range" chart:error-upper-range="Hoja9.C3:Hoja9.C100" chart:error-lower-range="Hoja9.C3:Hoja9.C100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Hoja9.C3:Hoja9.C100" chart:error-lower-range="Hoja9.C3:Hoja9.C100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81cm" svg:height="14.937cm" xlink:href=".." xlink:type="simple" chart:class="chart:scatter" chart:style-name="ch1">
        <chart:plot-area chart:style-name="ch2" table:cell-range-address="Hoja9.A3:Hoja9.B100" svg:x="1.11cm" svg:y="0.085cm" svg:width="27.991cm" svg:height="13.78cm">
          <chartooo:coordinate-region svg:x="1.837cm" svg:y="0.285cm" svg:width="26.984cm" svg:height="12.9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9.B3:Hoja9.B100" chart:class="chart:scatter">
            <chart:domain table:cell-range-address="Hoja9.A3:Hoja9.A100"/>
            <chart:error-indicator chart:style-name="ch7" chart:dimension="y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9.A3:Hoja9.A100</svg:desc>
                </draw:g>
              </table:table-cell>
              <table:table-cell office:value-type="float" office:value="0.9988">
                <text:p>0.9988</text:p>
                <draw:g>
                  <svg:desc>Hoja9.B3:Hoja9.B100</svg:desc>
                </draw:g>
              </table:table-cell>
              <table:table-cell office:value-type="float" office:value="0.011314">
                <text:p>0.011314</text:p>
                <draw:g>
                  <svg:desc>Hoja9.C3:Hoja9.C100</svg:desc>
                </draw:g>
              </table:table-cell>
              <table:table-cell office:value-type="float" office:value="0.011314">
                <text:p>0.011314</text:p>
                <draw:g>
                  <svg:desc>Hoja9.C3:Hoja9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584">
                <text:p>0.9584</text:p>
              </table:table-cell>
              <table:table-cell office:value-type="float" office:value="0.101587">
                <text:p>0.101587</text:p>
              </table:table-cell>
              <table:table-cell office:value-type="float" office:value="0.101587">
                <text:p>0.101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144">
                <text:p>0.9144</text:p>
              </table:table-cell>
              <table:table-cell office:value-type="float" office:value="0.145327">
                <text:p>0.145327</text:p>
              </table:table-cell>
              <table:table-cell office:value-type="float" office:value="0.145327">
                <text:p>0.145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064">
                <text:p>0.8064</text:p>
              </table:table-cell>
              <table:table-cell office:value-type="float" office:value="0.17518">
                <text:p>0.17518</text:p>
              </table:table-cell>
              <table:table-cell office:value-type="float" office:value="0.17518">
                <text:p>0.1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42">
                <text:p>0.742</text:p>
              </table:table-cell>
              <table:table-cell office:value-type="float" office:value="0.201037">
                <text:p>0.201037</text:p>
              </table:table-cell>
              <table:table-cell office:value-type="float" office:value="0.201037">
                <text:p>0.201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576">
                <text:p>0.6576</text:p>
              </table:table-cell>
              <table:table-cell office:value-type="float" office:value="0.208038">
                <text:p>0.208038</text:p>
              </table:table-cell>
              <table:table-cell office:value-type="float" office:value="0.208038">
                <text:p>0.208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6128">
                <text:p>0.6128</text:p>
              </table:table-cell>
              <table:table-cell office:value-type="float" office:value="0.204157">
                <text:p>0.204157</text:p>
              </table:table-cell>
              <table:table-cell office:value-type="float" office:value="0.204157">
                <text:p>0.204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284">
                <text:p>0.5284</text:p>
              </table:table-cell>
              <table:table-cell office:value-type="float" office:value="0.20345">
                <text:p>0.20345</text:p>
              </table:table-cell>
              <table:table-cell office:value-type="float" office:value="0.20345">
                <text:p>0.2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928">
                <text:p>0.4928</text:p>
              </table:table-cell>
              <table:table-cell office:value-type="float" office:value="0.222926">
                <text:p>0.222926</text:p>
              </table:table-cell>
              <table:table-cell office:value-type="float" office:value="0.222926">
                <text:p>0.222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4156">
                <text:p>0.4156</text:p>
              </table:table-cell>
              <table:table-cell office:value-type="float" office:value="0.196122">
                <text:p>0.196122</text:p>
              </table:table-cell>
              <table:table-cell office:value-type="float" office:value="0.196122">
                <text:p>0.196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156">
                <text:p>0.415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164487">
                <text:p>0.164487</text:p>
              </table:table-cell>
              <table:table-cell office:value-type="float" office:value="0.164487">
                <text:p>0.164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2956">
                <text:p>0.2956</text:p>
              </table:table-cell>
              <table:table-cell office:value-type="float" office:value="0.146533">
                <text:p>0.146533</text:p>
              </table:table-cell>
              <table:table-cell office:value-type="float" office:value="0.146533">
                <text:p>0.146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136">
                <text:p>0.13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2636">
                <text:p>0.2636</text:p>
              </table:table-cell>
              <table:table-cell office:value-type="float" office:value="0.125857">
                <text:p>0.125857</text:p>
              </table:table-cell>
              <table:table-cell office:value-type="float" office:value="0.125857">
                <text:p>0.125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2492">
                <text:p>0.2492</text:p>
              </table:table-cell>
              <table:table-cell office:value-type="float" office:value="0.129491">
                <text:p>0.129491</text:p>
              </table:table-cell>
              <table:table-cell office:value-type="float" office:value="0.129491">
                <text:p>0.129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2204">
                <text:p>0.2204</text:p>
              </table:table-cell>
              <table:table-cell office:value-type="float" office:value="0.096499">
                <text:p>0.096499</text:p>
              </table:table-cell>
              <table:table-cell office:value-type="float" office:value="0.096499">
                <text:p>0.096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2076">
                <text:p>0.2076</text:p>
              </table:table-cell>
              <table:table-cell office:value-type="float" office:value="0.091826">
                <text:p>0.091826</text:p>
              </table:table-cell>
              <table:table-cell office:value-type="float" office:value="0.091826">
                <text:p>0.091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2224">
                <text:p>0.2224</text:p>
              </table:table-cell>
              <table:table-cell office:value-type="float" office:value="0.098874">
                <text:p>0.098874</text:p>
              </table:table-cell>
              <table:table-cell office:value-type="float" office:value="0.098874">
                <text:p>0.098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1908">
                <text:p>0.1908</text:p>
              </table:table-cell>
              <table:table-cell office:value-type="float" office:value="0.100479">
                <text:p>0.100479</text:p>
              </table:table-cell>
              <table:table-cell office:value-type="float" office:value="0.100479">
                <text:p>0.100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1836">
                <text:p>0.1836</text:p>
              </table:table-cell>
              <table:table-cell office:value-type="float" office:value="0.065361">
                <text:p>0.065361</text:p>
              </table:table-cell>
              <table:table-cell office:value-type="float" office:value="0.065361">
                <text:p>0.065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1776">
                <text:p>0.1776</text:p>
              </table:table-cell>
              <table:table-cell office:value-type="float" office:value="0.084285">
                <text:p>0.084285</text:p>
              </table:table-cell>
              <table:table-cell office:value-type="float" office:value="0.084285">
                <text:p>0.084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1788">
                <text:p>0.1788</text:p>
              </table:table-cell>
              <table:table-cell office:value-type="float" office:value="0.074619">
                <text:p>0.074619</text:p>
              </table:table-cell>
              <table:table-cell office:value-type="float" office:value="0.074619">
                <text:p>0.07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1632">
                <text:p>0.1632</text:p>
              </table:table-cell>
              <table:table-cell office:value-type="float" office:value="0.077356">
                <text:p>0.077356</text:p>
              </table:table-cell>
              <table:table-cell office:value-type="float" office:value="0.077356">
                <text:p>0.07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1552">
                <text:p>0.1552</text:p>
              </table:table-cell>
              <table:table-cell office:value-type="float" office:value="0.067171">
                <text:p>0.067171</text:p>
              </table:table-cell>
              <table:table-cell office:value-type="float" office:value="0.067171">
                <text:p>0.067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1664">
                <text:p>0.1664</text:p>
              </table:table-cell>
              <table:table-cell office:value-type="float" office:value="0.073973">
                <text:p>0.073973</text:p>
              </table:table-cell>
              <table:table-cell office:value-type="float" office:value="0.073973">
                <text:p>0.073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156">
                <text:p>0.156</text:p>
              </table:table-cell>
              <table:table-cell office:value-type="float" office:value="0.061709">
                <text:p>0.061709</text:p>
              </table:table-cell>
              <table:table-cell office:value-type="float" office:value="0.061709">
                <text:p>0.061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492">
                <text:p>0.1492</text:p>
              </table:table-cell>
              <table:table-cell office:value-type="float" office:value="0.056851">
                <text:p>0.056851</text:p>
              </table:table-cell>
              <table:table-cell office:value-type="float" office:value="0.056851">
                <text:p>0.056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148">
                <text:p>0.148</text:p>
              </table:table-cell>
              <table:table-cell office:value-type="float" office:value="0.066332">
                <text:p>0.066332</text:p>
              </table:table-cell>
              <table:table-cell office:value-type="float" office:value="0.066332">
                <text:p>0.066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1452">
                <text:p>0.1452</text:p>
              </table:table-cell>
              <table:table-cell office:value-type="float" office:value="0.058924">
                <text:p>0.058924</text:p>
              </table:table-cell>
              <table:table-cell office:value-type="float" office:value="0.058924">
                <text:p>0.058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136">
                <text:p>0.136</text:p>
              </table:table-cell>
              <table:table-cell office:value-type="float" office:value="0.054406">
                <text:p>0.054406</text:p>
              </table:table-cell>
              <table:table-cell office:value-type="float" office:value="0.054406">
                <text:p>0.054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1476">
                <text:p>0.1476</text:p>
              </table:table-cell>
              <table:table-cell office:value-type="float" office:value="0.05755">
                <text:p>0.05755</text:p>
              </table:table-cell>
              <table:table-cell office:value-type="float" office:value="0.05755">
                <text:p>0.0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1364">
                <text:p>0.1364</text:p>
              </table:table-cell>
              <table:table-cell office:value-type="float" office:value="0.056143">
                <text:p>0.056143</text:p>
              </table:table-cell>
              <table:table-cell office:value-type="float" office:value="0.056143">
                <text:p>0.056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132">
                <text:p>0.132</text:p>
              </table:table-cell>
              <table:table-cell office:value-type="float" office:value="0.046989">
                <text:p>0.046989</text:p>
              </table:table-cell>
              <table:table-cell office:value-type="float" office:value="0.046989">
                <text:p>0.046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1212">
                <text:p>0.1212</text:p>
              </table:table-cell>
              <table:table-cell office:value-type="float" office:value="0.038575">
                <text:p>0.038575</text:p>
              </table:table-cell>
              <table:table-cell office:value-type="float" office:value="0.038575">
                <text:p>0.038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1252">
                <text:p>0.1252</text:p>
              </table:table-cell>
              <table:table-cell office:value-type="float" office:value="0.045431">
                <text:p>0.045431</text:p>
              </table:table-cell>
              <table:table-cell office:value-type="float" office:value="0.045431">
                <text:p>0.045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1256">
                <text:p>0.1256</text:p>
              </table:table-cell>
              <table:table-cell office:value-type="float" office:value="0.038575">
                <text:p>0.038575</text:p>
              </table:table-cell>
              <table:table-cell office:value-type="float" office:value="0.038575">
                <text:p>0.038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2">
                <text:p>0.12</text:p>
              </table:table-cell>
              <table:table-cell office:value-type="float" office:value="0.045255">
                <text:p>0.045255</text:p>
              </table:table-cell>
              <table:table-cell office:value-type="float" office:value="0.045255">
                <text:p>0.045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1232">
                <text:p>0.1232</text:p>
              </table:table-cell>
              <table:table-cell office:value-type="float" office:value="0.049639">
                <text:p>0.049639</text:p>
              </table:table-cell>
              <table:table-cell office:value-type="float" office:value="0.049639">
                <text:p>0.049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252">
                <text:p>0.1252</text:p>
              </table:table-cell>
              <table:table-cell office:value-type="float" office:value="0.054259">
                <text:p>0.054259</text:p>
              </table:table-cell>
              <table:table-cell office:value-type="float" office:value="0.054259">
                <text:p>0.054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1136">
                <text:p>0.1136</text:p>
              </table:table-cell>
              <table:table-cell office:value-type="float" office:value="0.025298">
                <text:p>0.025298</text:p>
              </table:table-cell>
              <table:table-cell office:value-type="float" office:value="0.025298">
                <text:p>0.025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1236">
                <text:p>0.1236</text:p>
              </table:table-cell>
              <table:table-cell office:value-type="float" office:value="0.047329">
                <text:p>0.047329</text:p>
              </table:table-cell>
              <table:table-cell office:value-type="float" office:value="0.047329">
                <text:p>0.047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1108">
                <text:p>0.1108</text:p>
              </table:table-cell>
              <table:table-cell office:value-type="float" office:value="0.030984">
                <text:p>0.030984</text:p>
              </table:table-cell>
              <table:table-cell office:value-type="float" office:value="0.030984">
                <text:p>0.030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112">
                <text:p>0.112</text:p>
              </table:table-cell>
              <table:table-cell office:value-type="float" office:value="0.027129">
                <text:p>0.027129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1096">
                <text:p>0.109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1108">
                <text:p>0.1108</text:p>
              </table:table-cell>
              <table:table-cell office:value-type="float" office:value="0.026533">
                <text:p>0.026533</text:p>
              </table:table-cell>
              <table:table-cell office:value-type="float" office:value="0.026533">
                <text:p>0.026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1128">
                <text:p>0.1128</text:p>
              </table:table-cell>
              <table:table-cell office:value-type="float" office:value="0.038575">
                <text:p>0.038575</text:p>
              </table:table-cell>
              <table:table-cell office:value-type="float" office:value="0.038575">
                <text:p>0.038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036">
                <text:p>0.1036</text:p>
              </table:table-cell>
              <table:table-cell office:value-type="float" office:value="0.032496">
                <text:p>0.032496</text:p>
              </table:table-cell>
              <table:table-cell office:value-type="float" office:value="0.032496">
                <text:p>0.032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068">
                <text:p>0.1068</text:p>
              </table:table-cell>
              <table:table-cell office:value-type="float" office:value="0.023324">
                <text:p>0.023324</text:p>
              </table:table-cell>
              <table:table-cell office:value-type="float" office:value="0.023324">
                <text:p>0.023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48">
                <text:p>0.1148</text:p>
              </table:table-cell>
              <table:table-cell office:value-type="float" office:value="0.047329">
                <text:p>0.047329</text:p>
              </table:table-cell>
              <table:table-cell office:value-type="float" office:value="0.047329">
                <text:p>0.047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984">
                <text:p>0.0984</text:p>
              </table:table-cell>
              <table:table-cell office:value-type="float" office:value="0.027129">
                <text:p>0.027129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108">
                <text:p>0.108</text:p>
              </table:table-cell>
              <table:table-cell office:value-type="float" office:value="0.033466">
                <text:p>0.033466</text:p>
              </table:table-cell>
              <table:table-cell office:value-type="float" office:value="0.033466">
                <text:p>0.033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1044">
                <text:p>0.1044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1">
                <text:p>0.1</text:p>
              </table:table-cell>
              <table:table-cell office:value-type="float" office:value="0.024658">
                <text:p>0.024658</text:p>
              </table:table-cell>
              <table:table-cell office:value-type="float" office:value="0.024658">
                <text:p>0.024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984">
                <text:p>0.0984</text:p>
              </table:table-cell>
              <table:table-cell office:value-type="float" office:value="0.027129">
                <text:p>0.027129</text:p>
              </table:table-cell>
              <table:table-cell office:value-type="float" office:value="0.027129">
                <text:p>0.027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104">
                <text:p>0.104</text:p>
              </table:table-cell>
              <table:table-cell office:value-type="float" office:value="0.033941">
                <text:p>0.033941</text:p>
              </table:table-cell>
              <table:table-cell office:value-type="float" office:value="0.033941">
                <text:p>0.033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972">
                <text:p>0.0972</text:p>
              </table:table-cell>
              <table:table-cell office:value-type="float" office:value="0.023324">
                <text:p>0.023324</text:p>
              </table:table-cell>
              <table:table-cell office:value-type="float" office:value="0.023324">
                <text:p>0.023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984">
                <text:p>0.0984</text:p>
              </table:table-cell>
              <table:table-cell office:value-type="float" office:value="0.025298">
                <text:p>0.025298</text:p>
              </table:table-cell>
              <table:table-cell office:value-type="float" office:value="0.025298">
                <text:p>0.025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02">
                <text:p>0.102</text:p>
              </table:table-cell>
              <table:table-cell office:value-type="float" office:value="0.028284">
                <text:p>0.028284</text:p>
              </table:table-cell>
              <table:table-cell office:value-type="float" office:value="0.028284">
                <text:p>0.028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976">
                <text:p>0.0976</text:p>
              </table:table-cell>
              <table:table-cell office:value-type="float" office:value="0.026533">
                <text:p>0.026533</text:p>
              </table:table-cell>
              <table:table-cell office:value-type="float" office:value="0.026533">
                <text:p>0.026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948">
                <text:p>0.0948</text:p>
              </table:table-cell>
              <table:table-cell office:value-type="float" office:value="0.02498">
                <text:p>0.02498</text:p>
              </table:table-cell>
              <table:table-cell office:value-type="float" office:value="0.02498">
                <text:p>0.02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904">
                <text:p>0.0904</text:p>
              </table:table-cell>
              <table:table-cell office:value-type="float" office:value="0.021541">
                <text:p>0.021541</text:p>
              </table:table-cell>
              <table:table-cell office:value-type="float" office:value="0.021541">
                <text:p>0.021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964">
                <text:p>0.0964</text:p>
              </table:table-cell>
              <table:table-cell office:value-type="float" office:value="0.017889">
                <text:p>0.017889</text:p>
              </table:table-cell>
              <table:table-cell office:value-type="float" office:value="0.017889">
                <text:p>0.017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912">
                <text:p>0.0912</text:p>
              </table:table-cell>
              <table:table-cell office:value-type="float" office:value="0.017889">
                <text:p>0.017889</text:p>
              </table:table-cell>
              <table:table-cell office:value-type="float" office:value="0.017889">
                <text:p>0.017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916">
                <text:p>0.0916</text:p>
              </table:table-cell>
              <table:table-cell office:value-type="float" office:value="0.019183">
                <text:p>0.019183</text:p>
              </table:table-cell>
              <table:table-cell office:value-type="float" office:value="0.019183">
                <text:p>0.019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908">
                <text:p>0.0908</text:p>
              </table:table-cell>
              <table:table-cell office:value-type="float" office:value="0.026533">
                <text:p>0.026533</text:p>
              </table:table-cell>
              <table:table-cell office:value-type="float" office:value="0.026533">
                <text:p>0.026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936">
                <text:p>0.0936</text:p>
              </table:table-cell>
              <table:table-cell office:value-type="float" office:value="0.021909">
                <text:p>0.021909</text:p>
              </table:table-cell>
              <table:table-cell office:value-type="float" office:value="0.021909">
                <text:p>0.021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912">
                <text:p>0.0912</text:p>
              </table:table-cell>
              <table:table-cell office:value-type="float" office:value="0.024331">
                <text:p>0.024331</text:p>
              </table:table-cell>
              <table:table-cell office:value-type="float" office:value="0.024331">
                <text:p>0.024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944">
                <text:p>0.0944</text:p>
              </table:table-cell>
              <table:table-cell office:value-type="float" office:value="0.027713">
                <text:p>0.027713</text:p>
              </table:table-cell>
              <table:table-cell office:value-type="float" office:value="0.027713">
                <text:p>0.027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868">
                <text:p>0.0868</text:p>
              </table:table-cell>
              <table:table-cell office:value-type="float" office:value="0.01833">
                <text:p>0.01833</text:p>
              </table:table-cell>
              <table:table-cell office:value-type="float" office:value="0.01833">
                <text:p>0.01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892">
                <text:p>0.0892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896">
                <text:p>0.0896</text:p>
              </table:table-cell>
              <table:table-cell office:value-type="float" office:value="0.021909">
                <text:p>0.021909</text:p>
              </table:table-cell>
              <table:table-cell office:value-type="float" office:value="0.021909">
                <text:p>0.021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94">
                <text:p>0.094</text:p>
              </table:table-cell>
              <table:table-cell office:value-type="float" office:value="0.02623">
                <text:p>0.02623</text:p>
              </table:table-cell>
              <table:table-cell office:value-type="float" office:value="0.02623">
                <text:p>0.02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844">
                <text:p>0.0844</text:p>
              </table:table-cell>
              <table:table-cell office:value-type="float" office:value="0.019596">
                <text:p>0.019596</text:p>
              </table:table-cell>
              <table:table-cell office:value-type="float" office:value="0.019596">
                <text:p>0.019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916">
                <text:p>0.0916</text:p>
              </table:table-cell>
              <table:table-cell office:value-type="float" office:value="0.025298">
                <text:p>0.025298</text:p>
              </table:table-cell>
              <table:table-cell office:value-type="float" office:value="0.025298">
                <text:p>0.025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876">
                <text:p>0.0876</text:p>
              </table:table-cell>
              <table:table-cell office:value-type="float" office:value="0.031241">
                <text:p>0.031241</text:p>
              </table:table-cell>
              <table:table-cell office:value-type="float" office:value="0.031241">
                <text:p>0.031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84">
                <text:p>0.08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84">
                <text:p>0.084</text:p>
              </table:table-cell>
              <table:table-cell office:value-type="float" office:value="0.017436">
                <text:p>0.017436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904">
                <text:p>0.0904</text:p>
              </table:table-cell>
              <table:table-cell office:value-type="float" office:value="0.023324">
                <text:p>0.023324</text:p>
              </table:table-cell>
              <table:table-cell office:value-type="float" office:value="0.023324">
                <text:p>0.023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908">
                <text:p>0.0908</text:p>
              </table:table-cell>
              <table:table-cell office:value-type="float" office:value="0.021166">
                <text:p>0.021166</text:p>
              </table:table-cell>
              <table:table-cell office:value-type="float" office:value="0.021166">
                <text:p>0.021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88">
                <text:p>0.088</text:p>
              </table:table-cell>
              <table:table-cell office:value-type="float" office:value="0.022978">
                <text:p>0.022978</text:p>
              </table:table-cell>
              <table:table-cell office:value-type="float" office:value="0.022978">
                <text:p>0.0229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844">
                <text:p>0.0844</text:p>
              </table:table-cell>
              <table:table-cell office:value-type="float" office:value="0.022627">
                <text:p>0.022627</text:p>
              </table:table-cell>
              <table:table-cell office:value-type="float" office:value="0.022627">
                <text:p>0.022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896">
                <text:p>0.0896</text:p>
              </table:table-cell>
              <table:table-cell office:value-type="float" office:value="0.018762">
                <text:p>0.018762</text:p>
              </table:table-cell>
              <table:table-cell office:value-type="float" office:value="0.018762">
                <text:p>0.0187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876">
                <text:p>0.0876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84">
                <text:p>0.084</text:p>
              </table:table-cell>
              <table:table-cell office:value-type="float" office:value="0.026533">
                <text:p>0.026533</text:p>
              </table:table-cell>
              <table:table-cell office:value-type="float" office:value="0.026533">
                <text:p>0.026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828">
                <text:p>0.082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884">
                <text:p>0.0884</text:p>
              </table:table-cell>
              <table:table-cell office:value-type="float" office:value="0.030463">
                <text:p>0.030463</text:p>
              </table:table-cell>
              <table:table-cell office:value-type="float" office:value="0.030463">
                <text:p>0.030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82">
                <text:p>0.082</text:p>
              </table:table-cell>
              <table:table-cell office:value-type="float" office:value="0.022978">
                <text:p>0.022978</text:p>
              </table:table-cell>
              <table:table-cell office:value-type="float" office:value="0.022978">
                <text:p>0.022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836">
                <text:p>0.0836</text:p>
              </table:table-cell>
              <table:table-cell office:value-type="float" office:value="0.023324">
                <text:p>0.023324</text:p>
              </table:table-cell>
              <table:table-cell office:value-type="float" office:value="0.023324">
                <text:p>0.023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76">
                <text:p>0.076</text:p>
              </table:table-cell>
              <table:table-cell office:value-type="float" office:value="0.018762">
                <text:p>0.018762</text:p>
              </table:table-cell>
              <table:table-cell office:value-type="float" office:value="0.018762">
                <text:p>0.018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836">
                <text:p>0.0836</text:p>
              </table:table-cell>
              <table:table-cell office:value-type="float" office:value="0.021909">
                <text:p>0.021909</text:p>
              </table:table-cell>
              <table:table-cell office:value-type="float" office:value="0.021909">
                <text:p>0.021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78">
                <text:p>0.078</text:p>
              </table:table-cell>
              <table:table-cell office:value-type="float" office:value="0.019596">
                <text:p>0.019596</text:p>
              </table:table-cell>
              <table:table-cell office:value-type="float" office:value="0.019596">
                <text:p>0.019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772">
                <text:p>0.0772</text:p>
              </table:table-cell>
              <table:table-cell office:value-type="float" office:value="0.022978">
                <text:p>0.022978</text:p>
              </table:table-cell>
              <table:table-cell office:value-type="float" office:value="0.022978">
                <text:p>0.022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868">
                <text:p>0.0868</text:p>
              </table:table-cell>
              <table:table-cell office:value-type="float" office:value="0.02623">
                <text:p>0.02623</text:p>
              </table:table-cell>
              <table:table-cell office:value-type="float" office:value="0.02623">
                <text:p>0.0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776">
                <text:p>0.0776</text:p>
              </table:table-cell>
              <table:table-cell office:value-type="float" office:value="0.019183">
                <text:p>0.019183</text:p>
              </table:table-cell>
              <table:table-cell office:value-type="float" office:value="0.019183">
                <text:p>0.019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824">
                <text:p>0.0824</text:p>
              </table:table-cell>
              <table:table-cell office:value-type="float" office:value="0.022627">
                <text:p>0.022627</text:p>
              </table:table-cell>
              <table:table-cell office:value-type="float" office:value="0.022627">
                <text:p>0.022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84">
                <text:p>0.084</text:p>
              </table:table-cell>
              <table:table-cell office:value-type="float" office:value="0.024331">
                <text:p>0.024331</text:p>
              </table:table-cell>
              <table:table-cell office:value-type="float" office:value="0.024331">
                <text:p>0.024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784">
                <text:p>0.0784</text:p>
              </table:table-cell>
              <table:table-cell office:value-type="float" office:value="0.021909">
                <text:p>0.021909</text:p>
              </table:table-cell>
              <table:table-cell office:value-type="float" office:value="0.021909">
                <text:p>0.0219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